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1.6417in"/>
    </style:style>
    <style:style style:name="co72" style:family="table-column">
      <style:table-column-properties fo:break-before="auto" style:column-width="1.7189in"/>
    </style:style>
    <style:style style:name="co73" style:family="table-column">
      <style:table-column-properties fo:break-before="auto" style:column-width="0.4717in"/>
    </style:style>
    <style:style style:name="co74" style:family="table-column">
      <style:table-column-properties fo:break-before="auto" style:column-width="0.2465in"/>
    </style:style>
    <style:style style:name="co75" style:family="table-column">
      <style:table-column-properties fo:break-before="auto" style:column-width="1.5118in"/>
    </style:style>
    <style:style style:name="co76" style:family="table-column">
      <style:table-column-properties fo:break-before="auto" style:column-width="1.211in"/>
    </style:style>
    <style:style style:name="co77" style:family="table-column">
      <style:table-column-properties fo:break-before="auto" style:column-width="1.5689in"/>
    </style:style>
    <style:style style:name="co78" style:family="table-column">
      <style:table-column-properties fo:break-before="auto" style:column-width="0.3752in"/>
    </style:style>
    <style:style style:name="co79" style:family="table-column">
      <style:table-column-properties fo:break-before="auto" style:column-width="1.2256in"/>
    </style:style>
    <style:style style:name="co80" style:family="table-column">
      <style:table-column-properties fo:break-before="auto" style:column-width="2.4126in"/>
    </style:style>
    <style:style style:name="co81" style:family="table-column">
      <style:table-column-properties fo:break-before="auto" style:column-width="0.75in"/>
    </style:style>
    <style:style style:name="co8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25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7457in" fo:break-before="auto" style:use-optimal-row-height="true"/>
    </style:style>
    <style:style style:name="ro19" style:family="table-row">
      <style:table-row-properties style:row-height="0.7772in" fo:break-before="auto" style:use-optimal-row-height="true"/>
    </style:style>
    <style:style style:name="ro20" style:family="table-row">
      <style:table-row-properties style:row-height="0.6008in" fo:break-before="auto" style:use-optimal-row-height="true"/>
    </style:style>
    <style:style style:name="ro21" style:family="table-row">
      <style:table-row-properties style:row-height="0.1244in" fo:break-before="auto" style:use-optimal-row-height="false"/>
    </style:style>
    <style:style style:name="ro22" style:family="table-row">
      <style:table-row-properties style:row-height="0.92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402in" fo:break-before="auto" style:use-optimal-row-height="true"/>
    </style:style>
    <style:style style:name="ro25" style:family="table-row">
      <style:table-row-properties style:row-height="0.2091in" fo:break-before="auto" style:use-optimal-row-height="true"/>
    </style:style>
    <style:style style:name="ro26" style:family="table-row">
      <style:table-row-properties style:row-height="0.4555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6839in" fo:break-before="auto" style:use-optimal-row-height="true"/>
    </style:style>
    <style:style style:name="ro29" style:family="table-row">
      <style:table-row-properties style:row-height="0.2898in" fo:break-before="auto" style:use-optimal-row-height="true"/>
    </style:style>
    <style:style style:name="ro30" style:family="table-row">
      <style:table-row-properties style:row-height="0.4244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15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84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" style:family="table-cell" style:parent-style-name="Default">
      <style:text-properties style:font-name="Avenir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12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14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venir" fo:font-size="7pt" fo:font-weight="bold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venir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96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98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7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7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3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304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Avenir"/>
    </style:style>
    <style:style style:name="ce582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4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633" style:family="table-cell" style:parent-style-name="Default">
      <style:table-cell-properties fo:wrap-option="wrap"/>
      <style:text-properties style:font-name="Avenir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7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3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36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4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417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/>
    </style:style>
    <style:style style:name="ce54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/>
    </style:style>
    <style:style style:name="ce4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7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4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4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/>
    </style:style>
    <style:style style:name="ce47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48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5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17" style:family="table-cell" style:parent-style-name="Default">
      <style:table-cell-properties style:vertical-align="middle"/>
      <style:text-properties style:font-name="Avenir" fo:font-size="9pt"/>
    </style:style>
    <style:style style:name="ce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5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16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6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/>
    </style:style>
    <style:style style:name="ce66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69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weight="bold"/>
    </style:style>
    <style:style style:name="ce7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732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828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8pt"/>
      <style:map style:condition="is-true-formula(([$Harcértékek.$I$57]=[$KP_tablazat.$K$68]) 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8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83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840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8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8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9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90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1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1319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0" style:family="table-cell" style:parent-style-name="Default">
      <style:table-cell-properties fo:wrap-option="wrap" style:vertical-align="middle"/>
      <style:text-properties style:font-name="Avenir"/>
    </style:style>
    <style:style style:name="ce13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6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1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style:font-name="Avenir" fo:font-weight="bold"/>
    </style:style>
    <style:style style:name="ce11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1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style:font-name="Avenir" fo:font-weight="bold"/>
    </style:style>
    <style:style style:name="ce1364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17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/>
    </style:style>
    <style:style style:name="ce1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18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0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8pt"/>
    </style:style>
    <style:style style:name="ce1384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/>
    </style:style>
    <style:style style:name="ce119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/>
    </style:style>
    <style:style style:name="ce1198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2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4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style:font-size-asian="9pt" style:font-size-complex="9pt"/>
    </style:style>
    <style:style style:name="ce14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6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261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2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68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0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1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5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8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10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311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7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48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484" style:family="table-cell" style:parent-style-name="Default">
      <style:table-cell-properties style:vertical-align="middle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vertical-align="middle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1" style:family="table-cell" style:parent-style-name="Default">
      <style:table-cell-properties fo:background-color="transparent" style:vertical-align="middle"/>
      <style:text-properties style:font-name="Avenir1"/>
    </style:style>
    <style:style style:name="ce1674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1" style:family="text">
      <style:text-properties fo:font-size="7pt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rial"/>
    </style:style>
    <style:style style:name="T1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7" style:family="text">
      <style:text-properties fo:color="#bf004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Tulajdonságok_képzettségek.A45">
          <table:error-message table:message-type="stop" table:display="true"/>
        </table:content-validation>
        <table:content-validation table:name="val10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Tartalék.C31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Tulajdonságok_képzettség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3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6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4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5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9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1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2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1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3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Tartalék.A25">
          <table:help-message table:display="true"/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1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3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5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2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7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9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4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6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8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8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1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275"/>
        <table:table-column table:style-name="co2" table:default-cell-style-name="ce275"/>
        <table:table-column table:style-name="co3" table:number-columns-repeated="2" table:default-cell-style-name="ce275"/>
        <table:table-column table:style-name="co4" table:default-cell-style-name="ce275"/>
        <table:table-column table:style-name="co5" table:default-cell-style-name="ce275"/>
        <table:table-column table:style-name="co6" table:default-cell-style-name="ce275"/>
        <table:table-column table:style-name="co7" table:number-columns-repeated="2" table:default-cell-style-name="ce275"/>
        <table:table-column table:style-name="co8" table:default-cell-style-name="ce275"/>
        <table:table-column table:style-name="co4" table:default-cell-style-name="ce275"/>
        <table:table-column table:style-name="co9" table:default-cell-style-name="ce275"/>
        <table:table-column table:style-name="co10" table:default-cell-style-name="ce275"/>
        <table:table-column table:style-name="co11" table:default-cell-style-name="ce275"/>
        <table:table-column table:style-name="co12" table:default-cell-style-name="ce275"/>
        <table:table-column table:style-name="co13" table:default-cell-style-name="ce275"/>
        <table:table-column table:style-name="co12" table:default-cell-style-name="ce275"/>
        <table:table-column table:style-name="co14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582" table:number-columns-repeated="4"/>
          <table:table-cell table:style-name="ce115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15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15"/>
          <table:covered-table-cell table:style-name="ce166"/>
          <table:covered-table-cell table:style-name="ce84"/>
          <table:covered-table-cell table:number-columns-repeated="4" table:style-name="ce115"/>
          <table:covered-table-cell table:style-name="ce347"/>
          <table:table-cell table:style-name="ce576"/>
          <table:table-cell/>
          <table:table-cell table:style-name="ce295" table:number-columns-repeated="3"/>
          <table:table-cell table:style-name="ce115" table:number-columns-repeated="240"/>
          <table:table-cell table:number-columns-repeated="16128"/>
        </table:table-row>
        <table:table-row table:style-name="ro4">
          <table:table-cell table:style-name="ce6" table:number-columns-spanned="11" table:number-rows-spanned="1"/>
          <table:covered-table-cell table:number-columns-repeated="9" table:style-name="ce84"/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84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84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2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5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25"/>
          <table:table-cell table:style-name="ce114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84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61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61" table:content-validation-name="val10"/>
          <table:table-cell table:style-name="ce124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177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4"/>
          <table:table-cell table:style-name="ce29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75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236" table:content-validation-name="val58"/>
          <table:table-cell table:style-name="ce301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236" table:content-validation-name="val58"/>
          <table:table-cell table:style-name="ce301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style-name="ce396"/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13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236" table:content-validation-name="val58"/>
          <table:table-cell table:style-name="ce301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13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236" table:content-validation-name="val58"/>
          <table:table-cell table:style-name="ce301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13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236" table:content-validation-name="val59"/>
          <table:table-cell table:style-name="ce301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13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236" table:content-validation-name="val59"/>
          <table:table-cell table:style-name="ce301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13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236" table:content-validation-name="val59"/>
          <table:table-cell table:style-name="ce301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13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236" table:content-validation-name="val59"/>
          <table:table-cell table:style-name="ce301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6" office:value-type="string" calcext:value-type="string">
            <text:p>Össz harcmodor</text:p>
          </table:table-cell>
          <table:table-cell table:style-name="ce576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13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236" table:content-validation-name="val59"/>
          <table:table-cell table:style-name="ce301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6" table:content-validation-name="val68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13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1"/>
          <table:table-cell table:style-name="ce141" table:content-validation-name="val48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84"/>
          <table:covered-table-cell table:style-name="ce177"/>
          <table:table-cell table:style-name="ce576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19" table:number-columns-spanned="2" table:number-rows-spanned="1"/>
          <table:covered-table-cell table:style-name="ce84"/>
          <table:table-cell table:style-name="ce177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576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1"/>
          <table:table-cell table:style-name="ce177"/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123"/>
          <table:table-cell table:style-name="ce70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23" table:content-validation-name="val21"/>
          <table:table-cell table:style-name="ce178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59"/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84" table:number-columns-spanned="5" table:number-rows-spanned="1"/>
          <table:covered-table-cell table:number-columns-repeated="4" table:style-name="ce84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59"/>
          <table:table-cell table:style-name="ce308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5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221" table:content-validation-name="val51" office:value-type="string" calcext:value-type="string" table:number-columns-spanned="3" table:number-rows-spanned="1">
            <text:p><text:span text:style-name="T5"><text:a xlink:href="https://github.com/kaktusztea/km100/blob/master/md/kepzettsegek/elettan.md" xlink:type="simple">Élettan</text:a></text:span></text:p>
          </table:table-cell>
          <table:covered-table-cell table:number-columns-repeated="2" table:style-name="ce240" table:content-validation-name="val59"/>
          <table:table-cell table:style-name="ce311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295"/>
          <table:table-cell table:style-name="ce582" table:number-columns-repeated="240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40" table:content-validation-name="val59"/>
          <table:table-cell table:style-name="ce311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86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146" table:content-validation-name="val22" office:value-type="float" office:value="3" calcext:value-type="float">
            <text:p>3</text:p>
          </table:table-cell>
          <table:table-cell table:style-name="ce158" table:content-validation-name="val33"/>
          <table:table-cell table:style-name="ce173" table:content-validation-name="val45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40" table:content-validation-name="val59"/>
          <table:table-cell table:style-name="ce311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146" table:content-validation-name="val23" office:value-type="float" office:value="4" calcext:value-type="float">
            <text:p>4</text:p>
          </table:table-cell>
          <table:table-cell table:style-name="ce158" table:content-validation-name="val34"/>
          <table:table-cell table:style-name="ce173" table:content-validation-name="val45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rvoslas.md" xlink:type="simple">Orvoslás</text:a></text:span><text:span text:style-name="T5"> </text:span></text:p>
          </table:table-cell>
          <table:covered-table-cell table:number-columns-repeated="2" table:style-name="ce240" table:content-validation-name="val59"/>
          <table:table-cell table:style-name="ce311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146" table:content-validation-name="val24" office:value-type="float" office:value="1" calcext:value-type="float">
            <text:p>1</text:p>
          </table:table-cell>
          <table:table-cell table:style-name="ce158" table:content-validation-name="val35"/>
          <table:table-cell table:style-name="ce173" table:content-validation-name="val45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si_nyelv_ismerete.md" xlink:type="simple">Ősi nyelv ismerete</text:a></text:span><text:span text:style-name="T5"> </text:span></text:p>
          </table:table-cell>
          <table:covered-table-cell table:number-columns-repeated="2" table:style-name="ce240" table:content-validation-name="val59"/>
          <table:table-cell table:style-name="ce311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146" table:content-validation-name="val25" office:value-type="float" office:value="2" calcext:value-type="float">
            <text:p>2</text:p>
          </table:table-cell>
          <table:table-cell table:style-name="ce158" table:content-validation-name="val36"/>
          <table:table-cell table:style-name="ce173" table:content-validation-name="val45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1" table:number-columns-spanned="3" table:number-rows-spanned="1"/>
          <table:covered-table-cell table:number-columns-repeated="2" table:style-name="ce240" table:content-validation-name="val51"/>
          <table:table-cell table:style-name="ce311" table:content-validation-name="val67" office:value-type="float" office:value="0" calcext:value-type="float">
            <text:p>0</text:p>
          </table:table-cell>
          <table:table-cell table:style-name="ce367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146" table:content-validation-name="val26" office:value-type="float" office:value="2" calcext:value-type="float">
            <text:p>2</text:p>
          </table:table-cell>
          <table:table-cell table:style-name="ce158" table:content-validation-name="val37"/>
          <table:table-cell table:style-name="ce173" table:content-validation-name="val45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146" table:content-validation-name="val27" office:value-type="float" office:value="3" calcext:value-type="float">
            <text:p>3</text:p>
          </table:table-cell>
          <table:table-cell table:style-name="ce158" table:content-validation-name="val38"/>
          <table:table-cell table:style-name="ce173" table:content-validation-name="val45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146" table:content-validation-name="val28" office:value-type="float" office:value="1" calcext:value-type="float">
            <text:p>1</text:p>
          </table:table-cell>
          <table:table-cell table:style-name="ce158" table:content-validation-name="val39"/>
          <table:table-cell table:style-name="ce173" table:content-validation-name="val45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60"/>
          <table:table-cell table:style-name="ce313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number-columns-spanned="2" table:number-rows-spanned="1"/>
          <table:covered-table-cell table:style-name="ce52"/>
          <table:table-cell table:style-name="ce77" table:content-validation-name="val29"/>
          <table:table-cell table:style-name="ce158" table:content-validation-name="val29"/>
          <table:table-cell table:style-name="ce173" table:content-validation-name="val45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60"/>
          <table:table-cell table:style-name="ce313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number-columns-spanned="2" table:number-rows-spanned="1"/>
          <table:covered-table-cell table:style-name="ce52"/>
          <table:table-cell table:style-name="ce77" table:content-validation-name="val29"/>
          <table:table-cell table:style-name="ce158" table:content-validation-name="val29"/>
          <table:table-cell table:style-name="ce173" table:content-validation-name="val45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60"/>
          <table:table-cell table:style-name="ce313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number-columns-spanned="2" table:number-rows-spanned="1"/>
          <table:covered-table-cell table:style-name="ce52"/>
          <table:table-cell table:style-name="ce77" table:content-validation-name="val29"/>
          <table:table-cell table:style-name="ce158" table:content-validation-name="val29"/>
          <table:table-cell table:style-name="ce173" table:content-validation-name="val45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60"/>
          <table:table-cell table:style-name="ce313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582" table:number-columns-repeated="238"/>
          <table:table-cell table:number-columns-repeated="16128"/>
        </table:table-row>
        <table:table-row table:style-name="ro2">
          <table:table-cell table:style-name="ce86" table:number-columns-spanned="2" table:number-rows-spanned="1"/>
          <table:covered-table-cell table:style-name="ce52"/>
          <table:table-cell table:style-name="ce77" table:content-validation-name="val29"/>
          <table:table-cell table:style-name="ce158" table:content-validation-name="val29"/>
          <table:table-cell table:style-name="ce173" table:content-validation-name="val45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22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78" table:content-validation-name="val30" office:value-type="float" office:value="1" calcext:value-type="float">
            <text:p>1</text:p>
          </table:table-cell>
          <table:table-cell table:style-name="ce158" table:content-validation-name="val40"/>
          <table:table-cell table:style-name="ce173" table:content-validation-name="val45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9" table:number-columns-spanned="2" table:number-rows-spanned="1"/>
          <table:covered-table-cell table:style-name="ce53"/>
          <table:table-cell table:style-name="ce80" table:content-validation-name="val29"/>
          <table:table-cell table:style-name="ce158" table:content-validation-name="val29"/>
          <table:table-cell table:style-name="ce173" table:content-validation-name="val45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290" office:value-type="string" calcext:value-type="string">
            <text:p>TODO: max fok a fortélyokra a táblázatból</text:p>
          </table:table-cell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9" table:number-columns-spanned="2" table:number-rows-spanned="1"/>
          <table:covered-table-cell table:style-name="ce53"/>
          <table:table-cell table:style-name="ce80" table:content-validation-name="val29"/>
          <table:table-cell table:style-name="ce158" table:content-validation-name="val29"/>
          <table:table-cell table:style-name="ce173" table:content-validation-name="val45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9" table:number-columns-spanned="2" table:number-rows-spanned="1"/>
          <table:covered-table-cell table:style-name="ce53"/>
          <table:table-cell table:style-name="ce80" table:content-validation-name="val29"/>
          <table:table-cell table:style-name="ce158" table:content-validation-name="val29"/>
          <table:table-cell table:style-name="ce173" table:content-validation-name="val45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9" table:number-columns-spanned="2" table:number-rows-spanned="1"/>
          <table:covered-table-cell table:style-name="ce53"/>
          <table:table-cell table:style-name="ce80" table:content-validation-name="val29"/>
          <table:table-cell table:style-name="ce158" table:content-validation-name="val29"/>
          <table:table-cell table:style-name="ce173" table:content-validation-name="val45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9" table:number-columns-spanned="2" table:number-rows-spanned="1"/>
          <table:covered-table-cell table:style-name="ce53"/>
          <table:table-cell table:style-name="ce80" table:content-validation-name="val29"/>
          <table:table-cell table:style-name="ce158" table:content-validation-name="val29"/>
          <table:table-cell table:style-name="ce173" table:content-validation-name="val45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9" table:number-columns-spanned="2" table:number-rows-spanned="1"/>
          <table:covered-table-cell table:style-name="ce53"/>
          <table:table-cell table:style-name="ce80" table:content-validation-name="val29"/>
          <table:table-cell table:style-name="ce158" table:content-validation-name="val29"/>
          <table:table-cell table:style-name="ce173" table:content-validation-name="val45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6" table:content-validation-name="val9" table:number-columns-spanned="2" table:number-rows-spanned="1"/>
          <table:covered-table-cell table:style-name="ce53"/>
          <table:table-cell table:style-name="ce80" table:content-validation-name="val29"/>
          <table:table-cell table:style-name="ce158" table:content-validation-name="val29"/>
          <table:table-cell table:style-name="ce173" table:content-validation-name="val45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1"/>
          <table:table-cell table:style-name="ce174" table:content-validation-name="val49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" table:number-columns-spanned="5" table:number-rows-spanned="1"/>
          <table:covered-table-cell table:number-columns-repeated="3" table:style-name="ce84"/>
          <table:covered-table-cell table:style-name="ce177"/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6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25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78"/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224" table:content-validation-name="val52" table:number-columns-spanned="3" table:number-rows-spanned="1"/>
          <table:covered-table-cell table:number-columns-repeated="2" table:style-name="ce254" table:content-validation-name="val60"/>
          <table:table-cell table:style-name="ce316" table:content-validation-name="val67" office:value-type="float" office:value="0" calcext:value-type="float">
            <text:p>0</text:p>
          </table:table-cell>
          <table:table-cell table:style-name="ce375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153" table:content-validation-name="val32"/>
          <table:table-cell table:style-name="ce153" table:content-validation-name="val44"/>
          <table:table-cell table:style-name="ce188" table:content-validation-name="val50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2"/>
          <table:table-cell table:style-name="ce153" table:content-validation-name="val44"/>
          <table:table-cell table:style-name="ce188" table:content-validation-name="val50"/>
          <table:table-cell table:style-name="ce295"/>
          <table:table-cell table:style-name="ce227" table:content-validation-name="val53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45" table:content-validation-name="val61" office:value-type="float" office:value="0" calcext:value-type="float">
            <text:p>0</text:p>
          </table:table-cell>
          <table:table-cell table:style-name="ce304" table:content-validation-name="val60" office:value-type="float" office:value="3" calcext:value-type="float">
            <text:p>+3</text:p>
          </table:table-cell>
          <table:table-cell table:style-name="ce327" table:content-validation-name="val45" table:formula="of:=[.H61]+[.I61]" office:value-type="float" office:value="3" calcext:value-type="float">
            <text:p>3</text:p>
          </table:table-cell>
          <table:table-cell table:style-name="ce367" table:content-validation-name="val45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2"/>
          <table:table-cell table:style-name="ce153" table:content-validation-name="val44"/>
          <table:table-cell table:style-name="ce188" table:content-validation-name="val50"/>
          <table:table-cell table:style-name="ce295"/>
          <table:table-cell table:style-name="ce227" table:content-validation-name="val54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45" table:content-validation-name="val62" office:value-type="float" office:value="0" calcext:value-type="float">
            <text:p>0</text:p>
          </table:table-cell>
          <table:table-cell table:style-name="ce304" table:content-validation-name="val60" office:value-type="float" office:value="3" calcext:value-type="float">
            <text:p>+3</text:p>
          </table:table-cell>
          <table:table-cell table:style-name="ce327" table:content-validation-name="val45" table:formula="of:=[.H62]+[.I62]" office:value-type="float" office:value="3" calcext:value-type="float">
            <text:p>3</text:p>
          </table:table-cell>
          <table:table-cell table:style-name="ce367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2"/>
          <table:table-cell table:style-name="ce153" table:content-validation-name="val44"/>
          <table:table-cell table:style-name="ce188" table:content-validation-name="val50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2"/>
          <table:table-cell table:style-name="ce153" table:content-validation-name="val44"/>
          <table:table-cell table:style-name="ce188" table:content-validation-name="val50"/>
          <table:table-cell table:style-name="ce295"/>
          <table:table-cell table:style-name="ce227" table:content-validation-name="val55" office:value-type="string" calcext:value-type="string">
            <text:p>Helyismeret: [<text:span text:style-name="T6">saját város</text:span>]</text:p>
          </table:table-cell>
          <table:table-cell table:style-name="ce245" table:content-validation-name="val63" office:value-type="float" office:value="0" calcext:value-type="float">
            <text:p>0</text:p>
          </table:table-cell>
          <table:table-cell table:style-name="ce304" table:content-validation-name="val60" office:value-type="float" office:value="10" calcext:value-type="float">
            <text:p>+10</text:p>
          </table:table-cell>
          <table:table-cell table:style-name="ce327" table:content-validation-name="val45" table:formula="of:=[.H64]+[.I64]" office:value-type="float" office:value="10" calcext:value-type="float">
            <text:p>10</text:p>
          </table:table-cell>
          <table:table-cell table:style-name="ce367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2"/>
          <table:table-cell table:style-name="ce153" table:content-validation-name="val44"/>
          <table:table-cell table:style-name="ce188" table:content-validation-name="val50"/>
          <table:table-cell table:style-name="ce295"/>
          <table:table-cell table:style-name="ce227" table:content-validation-name="val56" office:value-type="string" calcext:value-type="string">
            <text:p>Nyelvismeret – [<text:span text:style-name="T6">1. nyelv</text:span><text:span text:style-name="T7">]</text:span></text:p>
          </table:table-cell>
          <table:table-cell table:style-name="ce245" table:content-validation-name="val64" office:value-type="float" office:value="0" calcext:value-type="float">
            <text:p>0</text:p>
          </table:table-cell>
          <table:table-cell table:style-name="ce304" table:content-validation-name="val60" office:value-type="float" office:value="6" calcext:value-type="float">
            <text:p>+6</text:p>
          </table:table-cell>
          <table:table-cell table:style-name="ce327" table:content-validation-name="val45" table:formula="of:=[.H65]+[.I65]" office:value-type="float" office:value="6" calcext:value-type="float">
            <text:p>6</text:p>
          </table:table-cell>
          <table:table-cell table:style-name="ce367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154" table:content-validation-name="val32"/>
          <table:table-cell table:style-name="ce154" table:content-validation-name="val44"/>
          <table:table-cell table:style-name="ce190" table:content-validation-name="val50"/>
          <table:table-cell table:style-name="ce295"/>
          <table:table-cell table:style-name="ce232" table:content-validation-name="val57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92" table:content-validation-name="val65" office:value-type="float" office:value="0" calcext:value-type="float">
            <text:p>0</text:p>
          </table:table-cell>
          <table:table-cell table:style-name="ce305" table:content-validation-name="val60" office:value-type="float" office:value="3" calcext:value-type="float">
            <text:p>+3</text:p>
          </table:table-cell>
          <table:table-cell table:style-name="ce331" table:content-validation-name="val45" table:formula="of:=[.H66]+[.I66]" office:value-type="float" office:value="3" calcext:value-type="float">
            <text:p>3</text:p>
          </table:table-cell>
          <table:table-cell table:style-name="ce378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155" table:content-validation-name="val32"/>
          <table:table-cell table:style-name="ce155" table:content-validation-name="val44"/>
          <table:table-cell table:style-name="ce194" table:content-validation-name="val50"/>
          <table:table-cell table:style-name="ce295"/>
          <table:table-cell table:number-columns-repeated="5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4" table:default-cell-style-name="ce15"/>
        <table:table-column table:style-name="co17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2" table:number-columns-repeated="244" table:default-cell-style-name="ce15"/>
        <table:table-column table:style-name="co15" table:number-columns-repeated="16128" table:default-cell-style-name="ce15"/>
        <table:table-row table:style-name="ro2">
          <table:table-cell table:style-name="ce402" table:content-validation-name="val51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1"/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5" table:formula="of:=[Tulajdonságok_képzettségek.K11]" office:value-type="float" office:value="0" calcext:value-type="float">
            <text:p>0</text:p>
          </table:table-cell>
          <table:table-cell table:style-name="ce633" table:content-validation-name="val51"/>
          <table:table-cell table:style-name="ce442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1"/>
          <table:covered-table-cell table:style-name="ce372" table:content-validation-name="val51"/>
          <table:table-cell table:content-validation-name="val51"/>
          <table:table-cell table:style-name="Default"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1"/>
          <table:table-cell table:style-name="ce204" table:content-validation-name="val51" office:value-type="string" calcext:value-type="string" table:number-columns-spanned="3" table:number-rows-spanned="1">
            <text:p>Név</text:p>
          </table:table-cell>
          <table:covered-table-cell table:style-name="ce235" table:content-validation-name="val51"/>
          <table:covered-table-cell table:style-name="ce303" table:content-validation-name="val51"/>
          <table:table-cell table:style-name="ce235" table:content-validation-name="val51" office:value-type="string" calcext:value-type="string">
            <text:p>Szint</text:p>
          </table:table-cell>
          <table:table-cell table:style-name="ce373" table:content-validation-name="val51" office:value-type="string" calcext:value-type="string">
            <text:p>KP</text:p>
          </table:table-cell>
          <table:table-cell table:content-validation-name="val51"/>
          <table:table-cell table:style-name="Default"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1">
          <table:table-cell table:style-name="ce405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1"/>
          <table:covered-table-cell table:style-name="ce429"/>
          <table:covered-table-cell/>
          <table:table-cell table:style-name="ce434" table:content-validation-name="val77" table:formula="of:=[Tulajdonságok_képzettségek.D55]" office:value-type="float" office:value="0" calcext:value-type="float">
            <text:p>0</text:p>
          </table:table-cell>
          <table:table-cell table:style-name="ce76" table:content-validation-name="val51"/>
          <table:table-cell table:style-name="ce225" table:content-validation-name="val51" table:number-columns-spanned="3" table:number-rows-spanned="1"/>
          <table:covered-table-cell table:number-columns-repeated="2" table:style-name="Default"/>
          <table:table-cell table:style-name="ce449" table:content-validation-name="val67" office:value-type="float" office:value="0" calcext:value-type="float">
            <text:p>0</text:p>
          </table:table-cell>
          <table:table-cell table:style-name="ce367" table:content-validation-name="val81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1"/>
          <table:table-cell table:style-name="Default"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content-validation-name="val51" table:number-columns-spanned="6" table:number-rows-spanned="1"/>
          <table:covered-table-cell table:number-columns-repeated="5" table:content-validation-name="val51"/>
          <table:table-cell table:style-name="ce76" table:content-validation-name="val51"/>
          <table:table-cell table:style-name="ce225" table:content-validation-name="val51" table:number-columns-spanned="3" table:number-rows-spanned="1"/>
          <table:covered-table-cell table:number-columns-repeated="2" table:style-name="Default"/>
          <table:table-cell table:style-name="ce450" table:content-validation-name="val67" office:value-type="float" office:value="0" calcext:value-type="float">
            <text:p>0</text:p>
          </table:table-cell>
          <table:table-cell table:style-name="ce367" table:content-validation-name="val81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1"/>
          <table:table-cell table:style-name="Default"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3">
          <table:table-cell table:style-name="ce2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1"/>
          <table:covered-table-cell table:style-name="ce71" table:content-validation-name="val51"/>
          <table:covered-table-cell table:style-name="ce51" table:content-validation-name="val51"/>
          <table:covered-table-cell table:style-name="ce164" table:content-validation-name="val51"/>
          <table:covered-table-cell/>
          <table:table-cell table:style-name="ce76" table:content-validation-name="val51"/>
          <table:table-cell table:style-name="ce225" table:content-validation-name="val51" table:number-columns-spanned="3" table:number-rows-spanned="1"/>
          <table:covered-table-cell table:number-columns-repeated="2" table:style-name="Default"/>
          <table:table-cell table:style-name="ce450" table:content-validation-name="val67" office:value-type="float" office:value="0" calcext:value-type="float">
            <text:p>0</text:p>
          </table:table-cell>
          <table:table-cell table:style-name="ce367" table:content-validation-name="val81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1"/>
          <table:table-cell table:style-name="Default"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18" table:content-validation-name="val51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1"/>
          <table:covered-table-cell/>
          <table:table-cell table:style-name="ce75" table:content-validation-name="val51" office:value-type="string" calcext:value-type="string">
            <text:p>Max</text:p>
          </table:table-cell>
          <table:table-cell table:style-name="ce75" table:content-validation-name="val51" office:value-type="string" calcext:value-type="string">
            <text:p>Fok</text:p>
          </table:table-cell>
          <table:table-cell table:style-name="ce167" table:content-validation-name="val51" office:value-type="string" calcext:value-type="string">
            <text:p>KP</text:p>
          </table:table-cell>
          <table:table-cell table:style-name="ce76" table:content-validation-name="val51"/>
          <table:table-cell table:style-name="ce211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1"/>
          <table:covered-table-cell table:style-name="ce374" table:content-validation-name="val51"/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9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204" table:content-validation-name="val51" office:value-type="string" calcext:value-type="string" table:number-columns-spanned="3" table:number-rows-spanned="1">
            <text:p>Név</text:p>
          </table:table-cell>
          <table:covered-table-cell table:style-name="ce235" table:content-validation-name="val51"/>
          <table:covered-table-cell table:style-name="ce303" table:content-validation-name="val51"/>
          <table:table-cell table:style-name="ce235" table:content-validation-name="val51" office:value-type="string" calcext:value-type="string">
            <text:p>Szint</text:p>
          </table:table-cell>
          <table:table-cell table:style-name="ce373" table:content-validation-name="val51" office:value-type="string" calcext:value-type="string">
            <text:p>KP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0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444" table:content-validation-name="val78" table:number-columns-spanned="3" table:number-rows-spanned="1"/>
          <table:covered-table-cell table:number-columns-repeated="2" table:style-name="ce479" table:content-validation-name="val51"/>
          <table:table-cell table:style-name="ce451" table:content-validation-name="val67" office:value-type="float" office:value="0" calcext:value-type="float">
            <text:p>0</text:p>
          </table:table-cell>
          <table:table-cell table:style-name="ce375" table:content-validation-name="val81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1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444" table:content-validation-name="val78" table:number-columns-spanned="3" table:number-rows-spanned="1"/>
          <table:covered-table-cell table:number-columns-repeated="2" table:style-name="ce479" table:content-validation-name="val51"/>
          <table:table-cell table:style-name="ce451" table:content-validation-name="val67" office:value-type="float" office:value="0" calcext:value-type="float">
            <text:p>0</text:p>
          </table:table-cell>
          <table:table-cell table:style-name="ce375" table:content-validation-name="val81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2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444" table:content-validation-name="val78" table:number-columns-spanned="3" table:number-rows-spanned="1"/>
          <table:covered-table-cell table:number-columns-repeated="2" table:style-name="ce479" table:content-validation-name="val51"/>
          <table:table-cell table:style-name="ce451" table:content-validation-name="val67" office:value-type="float" office:value="0" calcext:value-type="float">
            <text:p>0</text:p>
          </table:table-cell>
          <table:table-cell table:style-name="ce375" table:content-validation-name="val81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3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444" table:content-validation-name="val78" table:number-columns-spanned="3" table:number-rows-spanned="1"/>
          <table:covered-table-cell table:number-columns-repeated="2" table:style-name="ce479" table:content-validation-name="val51"/>
          <table:table-cell table:style-name="ce451" table:content-validation-name="val67" office:value-type="float" office:value="0" calcext:value-type="float">
            <text:p>0</text:p>
          </table:table-cell>
          <table:table-cell table:style-name="ce375" table:content-validation-name="val81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4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444" table:content-validation-name="val78" table:number-columns-spanned="3" table:number-rows-spanned="1"/>
          <table:covered-table-cell table:number-columns-repeated="2" table:style-name="ce479" table:content-validation-name="val51"/>
          <table:table-cell table:style-name="ce451" table:content-validation-name="val67" office:value-type="float" office:value="0" calcext:value-type="float">
            <text:p>0</text:p>
          </table:table-cell>
          <table:table-cell table:style-name="ce375" table:content-validation-name="val81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5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211" table:content-validation-name="val5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1"/>
          <table:covered-table-cell table:style-name="ce452" table:content-validation-name="val51"/>
          <table:covered-table-cell table:style-name="ce376" table:content-validation-name="val51"/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6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228" table:content-validation-name="val51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1"/>
          <table:covered-table-cell table:style-name="ce75" table:content-validation-name="val51"/>
          <table:table-cell table:style-name="ce453" table:content-validation-name="val51" office:value-type="string" calcext:value-type="string">
            <text:p>Szint</text:p>
          </table:table-cell>
          <table:table-cell table:style-name="ce377" table:content-validation-name="val51" office:value-type="string" calcext:value-type="string">
            <text:p>KP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7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227" table:content-validation-name="val79" table:number-columns-spanned="3" table:number-rows-spanned="1"/>
          <table:covered-table-cell table:style-name="ce288" table:content-validation-name="val51"/>
          <table:covered-table-cell table:style-name="ce433" table:content-validation-name="val51"/>
          <table:table-cell table:style-name="ce455" table:content-validation-name="val67" office:value-type="float" office:value="0" calcext:value-type="float">
            <text:p>0</text:p>
          </table:table-cell>
          <table:table-cell table:style-name="ce367" table:content-validation-name="val81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8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227" table:content-validation-name="val79" table:number-columns-spanned="3" table:number-rows-spanned="1"/>
          <table:covered-table-cell table:style-name="ce288" table:content-validation-name="val51"/>
          <table:covered-table-cell table:style-name="ce433" table:content-validation-name="val51"/>
          <table:table-cell table:style-name="ce455" table:content-validation-name="val67" office:value-type="float" office:value="0" calcext:value-type="float">
            <text:p>0</text:p>
          </table:table-cell>
          <table:table-cell table:style-name="ce367" table:content-validation-name="val81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86" table:content-validation-name="val69" table:number-columns-spanned="3" table:number-rows-spanned="1"/>
          <table:covered-table-cell table:style-name="ce52" table:content-validation-name="val51"/>
          <table:covered-table-cell/>
          <table:table-cell table:style-name="ce430" table:content-validation-name="val51"/>
          <table:table-cell table:style-name="ce158" table:content-validation-name="val51"/>
          <table:table-cell table:style-name="ce435" table:content-validation-name="val45" table:formula="of:=[.$E19]*[$KP_tablazat.$K$14]" office:value-type="float" office:value="0" calcext:value-type="float">
            <text:p>0</text:p>
          </table:table-cell>
          <table:table-cell table:style-name="ce76" table:content-validation-name="val51"/>
          <table:table-cell table:style-name="ce227" table:content-validation-name="val79" table:number-columns-spanned="3" table:number-rows-spanned="1"/>
          <table:covered-table-cell table:style-name="ce288" table:content-validation-name="val51"/>
          <table:covered-table-cell table:style-name="ce433" table:content-validation-name="val51"/>
          <table:table-cell table:style-name="ce455" table:content-validation-name="val67" table:formula="of:=[.I19]+[.J19]" office:value-type="float" office:value="0" calcext:value-type="float">
            <text:p>0</text:p>
          </table:table-cell>
          <table:table-cell table:style-name="ce367" table:content-validation-name="val81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312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80" table:content-validation-name="val29" office:value-type="float" office:value="5" calcext:value-type="float">
            <text:p>5</text:p>
          </table:table-cell>
          <table:table-cell table:style-name="ce158" table:content-validation-name="val74"/>
          <table:table-cell table:style-name="ce438" table:content-validation-name="val45" table:formula="of:=-[.$E20]*[$KP_tablazat.$K$30]" office:value-type="float" office:value="-0" calcext:value-type="float">
            <text:p>0</text:p>
          </table:table-cell>
          <table:table-cell table:style-name="ce76" table:content-validation-name="val51"/>
          <table:table-cell table:style-name="ce227" table:content-validation-name="val79" table:number-columns-spanned="3" table:number-rows-spanned="1"/>
          <table:covered-table-cell table:style-name="ce288" table:content-validation-name="val51"/>
          <table:covered-table-cell table:style-name="ce433" table:content-validation-name="val51"/>
          <table:table-cell table:style-name="ce455" table:content-validation-name="val67" table:formula="of:=[.I20]+[.J20]" office:value-type="float" office:value="0" calcext:value-type="float">
            <text:p>0</text:p>
          </table:table-cell>
          <table:table-cell table:style-name="ce367" table:content-validation-name="val81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312" table:content-validation-name="val70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2"/>
          <table:covered-table-cell/>
          <table:table-cell table:style-name="ce80" table:content-validation-name="val73" office:value-type="float" office:value="1" calcext:value-type="float">
            <text:p>1</text:p>
          </table:table-cell>
          <table:table-cell table:style-name="ce158" table:content-validation-name="val75"/>
          <table:table-cell table:style-name="ce438" table:content-validation-name="val45" table:formula="of:=-[.$E21]*[$KP_tablazat.$K$28]" office:value-type="float" office:value="-0" calcext:value-type="float">
            <text:p>0</text:p>
          </table:table-cell>
          <table:table-cell table:style-name="ce76" table:content-validation-name="val51"/>
          <table:table-cell table:style-name="ce227" table:content-validation-name="val79" table:number-columns-spanned="3" table:number-rows-spanned="1"/>
          <table:covered-table-cell table:style-name="ce288" table:content-validation-name="val51"/>
          <table:covered-table-cell table:style-name="ce433" table:content-validation-name="val51"/>
          <table:table-cell table:style-name="ce455" table:content-validation-name="val67" table:formula="of:=[.I21]+[.J21]" office:value-type="float" office:value="0" calcext:value-type="float">
            <text:p>0</text:p>
          </table:table-cell>
          <table:table-cell table:style-name="ce367" table:content-validation-name="val81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312" table:content-validation-name="val71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2"/>
          <table:covered-table-cell/>
          <table:table-cell table:style-name="ce80" table:content-validation-name="val73" office:value-type="float" office:value="1" calcext:value-type="float">
            <text:p>1</text:p>
          </table:table-cell>
          <table:table-cell table:style-name="ce158" table:content-validation-name="val76"/>
          <table:table-cell table:style-name="ce438" table:content-validation-name="val45" table:formula="of:=-[.$E22]*[$KP_tablazat.$K$29]" office:value-type="float" office:value="-0" calcext:value-type="float">
            <text:p>0</text:p>
          </table:table-cell>
          <table:table-cell table:style-name="ce76" table:content-validation-name="val51"/>
          <table:table-cell table:style-name="ce445" table:content-validation-name="val80" table:number-columns-spanned="3" table:number-rows-spanned="1"/>
          <table:covered-table-cell table:number-columns-repeated="2" table:style-name="ce447" table:content-validation-name="val51"/>
          <table:table-cell table:style-name="ce457" table:content-validation-name="val67" office:value-type="float" office:value="0" calcext:value-type="float">
            <text:p>0</text:p>
          </table:table-cell>
          <table:table-cell table:style-name="ce461" table:content-validation-name="val81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1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content-validation-name="val51" table:number-columns-spanned="6" table:number-rows-spanned="1"/>
          <table:covered-table-cell table:style-name="ce227" table:content-validation-name="val51"/>
          <table:covered-table-cell table:style-name="ce288" table:content-validation-name="val51"/>
          <table:covered-table-cell table:style-name="ce433" table:content-validation-name="val51"/>
          <table:covered-table-cell table:style-name="ce227" table:content-validation-name="val51"/>
          <table:covered-table-cell table:style-name="ce288" table:content-validation-name="val51"/>
          <table:table-cell table:number-columns-repeated="12"/>
          <table:table-cell table:content-validation-name="val51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31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17"/>
          <table:table-cell table:style-name="ce317" office:value-type="string" calcext:value-type="string" table:number-columns-spanned="3" table:number-rows-spanned="1">
            <text:p>Típusa</text:p>
          </table:table-cell>
          <table:covered-table-cell table:number-columns-repeated="2" table:style-name="ce317"/>
          <table:table-cell table:style-name="ce31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17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1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>
          <table:table-cell table:content-validation-name="val51" table:number-columns-repeated="12"/>
          <table:table-cell table:number-columns-repeated="2"/>
          <table:table-cell table:content-validation-name="val51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1" table:number-columns-repeated="256"/>
          <table:table-cell table:number-columns-repeated="16128"/>
        </table:table-row>
        <table:table-row table:style-name="ro2">
          <table:table-cell table:content-validation-name="val51" table:number-columns-repeated="13"/>
          <table:table-cell table:number-columns-repeated="5"/>
          <table:table-cell table:content-validation-name="val51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number-columns-repeated="2" table:default-cell-style-name="ce15"/>
        <table:table-column table:style-name="co30" table:number-columns-repeated="3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385"/>
        <table:table-column table:style-name="co36" table:default-cell-style-name="ce1013"/>
        <table:table-column table:style-name="co12" table:number-columns-repeated="239" table:default-cell-style-name="ce15"/>
        <table:table-column table:style-name="co15" table:number-columns-repeated="16128" table:default-cell-style-name="ce15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84"/>
          <table:covered-table-cell table:number-columns-repeated="5" table:style-name="ce576"/>
          <table:covered-table-cell table:number-columns-repeated="2" table:style-name="ce84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4">
          <table:table-cell table:style-name="ce84"/>
          <table:table-cell table:style-name="ce84" table:number-columns-spanned="6" table:number-rows-spanned="1"/>
          <table:covered-table-cell table:number-columns-repeated="5" table:style-name="ce84"/>
          <table:table-cell table:style-name="ce84" table:number-columns-repeated="8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6">
          <table:table-cell table:style-name="ce422"/>
          <table:table-cell table:style-name="ce411" table:content-validation-name="val92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411" table:content-validation-name="val112" office:value-type="string" calcext:value-type="string">
            <text:p>Módosítók</text:p>
          </table:table-cell>
          <table:table-cell table:style-name="ce411" table:content-validation-name="val119" office:value-type="string" calcext:value-type="string">
            <text:p>Összesen</text:p>
          </table:table-cell>
          <table:table-cell table:style-name="ce84"/>
          <table:table-cell table:style-name="ce523" office:value-type="string" calcext:value-type="string" table:number-columns-spanned="2" table:number-rows-spanned="1">
            <text:p>Összesen felvett HM:</text:p>
          </table:table-cell>
          <table:covered-table-cell table:style-name="ce84"/>
          <table:table-cell table:style-name="ce795" table:content-validation-name="val139" table:formula="of:=SUM([.B5:.B6])" office:value-type="float" office:value="0" calcext:value-type="float">
            <text:p>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473" table:content-validation-name="val103" office:value-type="float" office:value="10" calcext:value-type="float">
            <text:p>10</text:p>
          </table:table-cell>
          <table:table-cell table:style-name="ce473" table:content-validation-name="val113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574" table:content-validation-name="val120" table:formula="of:=[.C4]+[.D4]" office:value-type="float" office:value="15" calcext:value-type="float">
            <text:p>15</text:p>
          </table:table-cell>
          <table:table-cell table:style-name="ce84"/>
          <table:table-cell table:style-name="ce523" office:value-type="string" calcext:value-type="string" table:number-columns-spanned="2" table:number-rows-spanned="1">
            <text:p>Max felvehető HM:</text:p>
          </table:table-cell>
          <table:covered-table-cell table:style-name="ce84"/>
          <table:table-cell table:style-name="ce732" table:content-validation-name="val140" table:formula="of:=[KP_tablazat.K20]*[Tulajdonságok_képzettségek.D8]" office:value-type="float" office:value="30" calcext:value-type="float">
            <text:p>3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TÉ alap</text:p>
          </table:table-cell>
          <table:table-cell table:style-name="ce519" table:content-validation-name="val93" office:value-type="float" office:value="0" calcext:value-type="float">
            <text:p>0</text:p>
          </table:table-cell>
          <table:table-cell table:style-name="ce473" table:content-validation-name="val103" office:value-type="float" office:value="20" calcext:value-type="float">
            <text:p>20</text:p>
          </table:table-cell>
          <table:table-cell table:style-name="ce473" table:content-validation-name="val114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74" table:content-validation-name="val121" table:formula="of:=[.C5]+[.B5]+[.D5]" office:value-type="float" office:value="20" calcext:value-type="float">
            <text:p>20</text:p>
          </table:table-cell>
          <table:table-cell table:style-name="ce84" table:number-columns-repeated="5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VÉ alap</text:p>
          </table:table-cell>
          <table:table-cell table:style-name="ce520" table:content-validation-name="val93" office:value-type="float" office:value="0" calcext:value-type="float">
            <text:p>0</text:p>
          </table:table-cell>
          <table:table-cell table:style-name="ce473" table:content-validation-name="val103" office:value-type="float" office:value="120" calcext:value-type="float">
            <text:p>120</text:p>
          </table:table-cell>
          <table:table-cell table:style-name="ce473" table:content-validation-name="val115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74" table:content-validation-name="val122" table:formula="of:=[.C6]+[.B6]+[.D6]" office:value-type="float" office:value="120" calcext:value-type="float">
            <text:p>120</text:p>
          </table:table-cell>
          <table:table-cell table:style-name="ce84" table:number-columns-repeated="5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6">
          <table:table-cell table:style-name="ce84" table:number-columns-repeated="6"/>
          <table:table-cell table:style-name="ce523" office:value-type="string" calcext:value-type="string" table:number-columns-spanned="2" table:number-rows-spanned="1">
            <text:p>Össz felvett CM:</text:p>
          </table:table-cell>
          <table:covered-table-cell table:style-name="ce84"/>
          <table:table-cell table:style-name="ce828" table:content-validation-name="val42" table:formula="of:=[.B8]" office:value-type="float" office:value="0" calcext:value-type="float">
            <text:p>0 HM</text:p>
          </table:table-cell>
          <table:table-cell table:style-name="ce84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CÉ alap</text:p>
          </table:table-cell>
          <table:table-cell table:style-name="ce521" table:content-validation-name="val94" office:value-type="float" office:value="0" calcext:value-type="float">
            <text:p>0</text:p>
          </table:table-cell>
          <table:table-cell table:style-name="ce473" table:content-validation-name="val104" table:formula="of:=[KP_tablazat.K17]" office:value-type="float" office:value="-30" calcext:value-type="float">
            <text:p>-30</text:p>
          </table:table-cell>
          <table:table-cell table:style-name="ce234" table:content-validation-name="val116" table:formula="of:=2*[Tulajdonságok_képzettségek.C24]" office:value-type="float" office:value="0" calcext:value-type="float">
            <text:p>0</text:p>
          </table:table-cell>
          <table:table-cell table:style-name="ce574" table:content-validation-name="val123" table:formula="of:=[.C8]+[.B8]+[.D8]" office:value-type="float" office:value="-30" calcext:value-type="float">
            <text:p>-30</text:p>
          </table:table-cell>
          <table:table-cell table:style-name="ce84"/>
          <table:table-cell table:style-name="ce523" office:value-type="string" calcext:value-type="string" table:number-columns-spanned="2" table:number-rows-spanned="1">
            <text:p>Max felvehető CM:</text:p>
          </table:table-cell>
          <table:covered-table-cell table:style-name="ce84"/>
          <table:table-cell table:style-name="ce732" table:content-validation-name="val141" table:formula="of:=[KP_tablazat.K23]*[Tulajdonságok_képzettségek.$D$8]" office:value-type="float" office:value="20" calcext:value-type="float">
            <text:p>2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84" table:number-columns-spanned="9" table:number-rows-spanned="1"/>
          <table:covered-table-cell table:number-columns-repeated="5" table:style-name="ce576"/>
          <table:covered-table-cell table:number-columns-repeated="3" table:style-name="ce84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6">
          <table:table-cell table:style-name="ce465" office:value-type="string" calcext:value-type="string">
            <text:p>Maradt KP:</text:p>
          </table:table-cell>
          <table:table-cell table:style-name="ce522" table:content-validation-name="val42" table:formula="of:=[Tulajdonságok_képzettségek.E10]" office:value-type="float" office:value="850" calcext:value-type="float">
            <text:p>850</text:p>
          </table:table-cell>
          <table:table-cell table:style-name="ce84"/>
          <table:table-cell table:style-name="ce523" office:value-type="string" calcext:value-type="string">
            <text:p>KP HM-re:</text:p>
          </table:table-cell>
          <table:table-cell table:style-name="ce616" table:content-validation-name="val124" table:formula="of:=[.I3]*[KP_tablazat.K19]+[.I7]*[KP_tablazat.K22]" office:value-type="float" office:value="0" calcext:value-type="float">
            <text:p>0 KP</text:p>
          </table:table-cell>
          <table:table-cell table:style-name="ce84"/>
          <table:table-cell table:style-name="ce523" office:value-type="string" calcext:value-type="string" table:number-columns-spanned="2" table:number-rows-spanned="1">
            <text:p>Átlag HM</text:p>
          </table:table-cell>
          <table:covered-table-cell table:style-name="ce84"/>
          <table:table-cell table:style-name="ce829" table:content-validation-name="val142" table:formula="of:=(([.I3]+[.I7])/[Tulajdonságok_képzettségek.D8])" office:value-type="float" office:value="0" calcext:value-type="float">
            <text:p>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57"/>
          <table:table-cell table:style-name="ce357" table:number-columns-spanned="6" table:number-rows-spanned="1"/>
          <table:covered-table-cell table:number-columns-repeated="5" table:style-name="ce357"/>
          <table:table-cell table:style-name="ce357" table:number-columns-repeated="8"/>
          <table:table-cell table:style-name="ce932"/>
          <table:table-cell table:style-name="ce959"/>
          <table:table-cell table:style-name="ce357" table:number-columns-repeated="239"/>
          <table:table-cell table:number-columns-repeated="16128"/>
        </table:table-row>
        <table:table-row table:style-name="ro7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84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8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474" table:content-validation-name="val105" office:value-type="string" calcext:value-type="string">
            <text:p>Szint</text:p>
          </table:table-cell>
          <table:table-cell table:style-name="ce474" office:value-type="string" calcext:value-type="string">
            <text:p>KÉ</text:p>
          </table:table-cell>
          <table:table-cell table:style-name="ce474" office:value-type="string" calcext:value-type="string">
            <text:p>TÉ/CÉ</text:p>
          </table:table-cell>
          <table:table-cell table:style-name="ce474" office:value-type="string" calcext:value-type="string">
            <text:p>VÉ</text:p>
          </table:table-cell>
          <table:table-cell table:style-name="ce474" table:content-validation-name="val128" office:value-type="string" calcext:value-type="string">
            <text:p>Sebesség</text:p>
          </table:table-cell>
          <table:table-cell table:style-name="ce474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5" table:formula="of:=[Tulajdonságok_képzettségek.$J16]" office:value-type="float" office:value="0" calcext:value-type="float">
            <text:p>0</text:p>
          </table:table-cell>
          <table:table-cell table:style-name="ce589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8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2" office:value-type="string" calcext:value-type="string" table:number-columns-spanned="2" table:number-rows-spanned="1">
            <text:p>-</text:p>
          </table:table-cell>
          <table:covered-table-cell table:style-name="ce841" table:content-validation-name="val4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5" table:formula="of:=[Tulajdonságok_képzettségek.$J17]" office:value-type="float" office:value="0" calcext:value-type="float">
            <text:p>0</text:p>
          </table:table-cell>
          <table:table-cell table:style-name="ce589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8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2" office:value-type="string" calcext:value-type="string" table:number-columns-spanned="2" table:number-rows-spanned="1">
            <text:p>-</text:p>
          </table:table-cell>
          <table:covered-table-cell table:style-name="ce841" table:content-validation-name="val4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5" table:formula="of:=[Tulajdonságok_képzettségek.$J18]" office:value-type="float" office:value="0" calcext:value-type="float">
            <text:p>0</text:p>
          </table:table-cell>
          <table:table-cell table:style-name="ce589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8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2" office:value-type="string" calcext:value-type="string" table:number-columns-spanned="2" table:number-rows-spanned="1">
            <text:p>-</text:p>
          </table:table-cell>
          <table:covered-table-cell table:style-name="ce841" table:content-validation-name="val4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5" table:formula="of:=[Tulajdonságok_képzettségek.$J19]" office:value-type="float" office:value="0" calcext:value-type="float">
            <text:p>0</text:p>
          </table:table-cell>
          <table:table-cell table:style-name="ce589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8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2" office:value-type="string" calcext:value-type="string" table:number-columns-spanned="2" table:number-rows-spanned="1">
            <text:p>-</text:p>
          </table:table-cell>
          <table:covered-table-cell table:style-name="ce841" table:content-validation-name="val4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5" table:formula="of:=[Tulajdonságok_képzettségek.$J20]" office:value-type="float" office:value="0" calcext:value-type="float">
            <text:p>0</text:p>
          </table:table-cell>
          <table:table-cell table:style-name="ce589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2" office:value-type="string" calcext:value-type="string">
            <text:p>-</text:p>
          </table:table-cell>
          <table:table-cell table:style-name="ce589" table:content-validation-name="val128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5" table:formula="of:=[Tulajdonságok_képzettségek.$J21]" office:value-type="float" office:value="0" calcext:value-type="float">
            <text:p>0</text:p>
          </table:table-cell>
          <table:table-cell table:style-name="ce589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2" office:value-type="string" calcext:value-type="string">
            <text:p>-</text:p>
          </table:table-cell>
          <table:table-cell table:style-name="ce589" table:content-validation-name="val128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5" table:formula="of:=[Tulajdonságok_képzettségek.$J22]" office:value-type="float" office:value="0" calcext:value-type="float">
            <text:p>0</text:p>
          </table:table-cell>
          <table:table-cell table:style-name="ce589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2" office:value-type="string" calcext:value-type="string">
            <text:p>-</text:p>
          </table:table-cell>
          <table:table-cell table:style-name="ce589" table:content-validation-name="val128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5" table:formula="of:=[Tulajdonságok_képzettségek.$J24]" office:value-type="float" office:value="0" calcext:value-type="float">
            <text:p>0</text:p>
          </table:table-cell>
          <table:table-cell table:style-name="ce589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2" office:value-type="string" calcext:value-type="string">
            <text:p>-</text:p>
          </table:table-cell>
          <table:table-cell table:style-name="ce589" table:content-validation-name="val128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2"/>
          <table:table-cell table:style-name="ce84" table:number-columns-repeated="2"/>
          <table:table-cell table:number-columns-repeated="2"/>
          <table:table-cell table:style-name="ce84" table:number-columns-repeated="2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9">
          <table:table-cell table:style-name="ce357" table:number-columns-spanned="9" table:number-rows-spanned="1"/>
          <table:covered-table-cell table:number-columns-repeated="7" table:style-name="ce357"/>
          <table:covered-table-cell table:style-name="ce844"/>
          <table:table-cell table:style-name="ce357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357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417"/>
          <table:covered-table-cell table:number-columns-repeated="5" table:style-name="ce562"/>
          <table:covered-table-cell table:style-name="ce417"/>
          <table:covered-table-cell table:style-name="ce657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2" table:content-validation-name="val51" office:value-type="string" calcext:value-type="string">
            <text:p>Fegyver</text:p>
          </table:table-cell>
          <table:table-cell table:style-name="ce527" table:content-validation-name="val51" office:value-type="string" calcext:value-type="string">
            <text:p>Sebesség</text:p>
          </table:table-cell>
          <table:table-cell table:style-name="ce563" table:content-validation-name="val106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657" office:value-type="string" calcext:value-type="string">
            <text:p>SP</text:p>
          </table:table-cell>
          <table:table-cell table:style-name="ce657" office:value-type="string" calcext:value-type="string" table:number-columns-spanned="2" table:number-rows-spanned="1">
            <text:p>Komment</text:p>
          </table:table-cell>
          <table:covered-table-cell table:style-name="ce84"/>
          <table:table-cell table:style-name="ce357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3" table:content-validation-name="val82" office:value-type="string" calcext:value-type="string">
            <text:p>Puszta kéz</text:p>
          </table:table-cell>
          <table:table-cell table:style-name="ce528" table:content-validation-name="val95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485" table:content-validation-name="val42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485" table:content-validation-name="val42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485" table:content-validation-name="val42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485" table:content-validation-name="val129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76"/>
          <table:table-cell table:style-name="ce576" table:number-columns-repeated="4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4" table:content-validation-name="val83" office:value-type="string" calcext:value-type="string">
            <text:p><text:s/>__</text:p>
          </table:table-cell>
          <table:table-cell table:style-name="ce528" table:content-validation-name="val95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485" table:content-validation-name="val42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95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633"/>
          <table:covered-table-cell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8" table:content-validation-name="val83" office:value-type="string" calcext:value-type="string">
            <text:p><text:s/>__</text:p>
          </table:table-cell>
          <table:table-cell table:style-name="ce528" table:content-validation-name="val95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485" table:content-validation-name="val42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9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4" table:content-validation-name="val83" office:value-type="string" calcext:value-type="string">
            <text:p><text:s/>__</text:p>
          </table:table-cell>
          <table:table-cell table:style-name="ce528" table:content-validation-name="val95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485" table:content-validation-name="val42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9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4" table:content-validation-name="val83" office:value-type="string" calcext:value-type="string">
            <text:p><text:s/>__</text:p>
          </table:table-cell>
          <table:table-cell table:style-name="ce528" table:content-validation-name="val95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485" table:content-validation-name="val42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9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4" table:content-validation-name="val83" office:value-type="string" calcext:value-type="string">
            <text:p><text:s/>__</text:p>
          </table:table-cell>
          <table:table-cell table:style-name="ce528" table:content-validation-name="val95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485" table:content-validation-name="val42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9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31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"/>
          <table:table-cell table:style-name="ce357"/>
          <table:table-cell table:style-name="ce932"/>
          <table:table-cell table:style-name="ce84"/>
          <table:table-cell/>
          <table:table-cell table:style-name="ce93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2" table:content-validation-name="val84" office:value-type="string" calcext:value-type="string">
            <text:p>Távolsági fegyver</text:p>
          </table:table-cell>
          <table:table-cell table:style-name="ce527" table:content-validation-name="val51" office:value-type="string" calcext:value-type="string">
            <text:p>Sebesség</text:p>
          </table:table-cell>
          <table:table-cell table:style-name="ce563" table:content-validation-name="val106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657" office:value-type="string" calcext:value-type="string">
            <text:p>SP</text:p>
          </table:table-cell>
          <table:table-cell table:style-name="ce657" office:value-type="string" calcext:value-type="string" table:number-columns-spanned="2" table:number-rows-spanned="1">
            <text:p>Hatótáv + Komment</text:p>
          </table:table-cell>
          <table:covered-table-cell table:style-name="ce84"/>
          <table:table-cell table:style-name="ce357"/>
          <table:table-cell table:style-name="ce932"/>
          <table:table-cell table:style-name="ce935"/>
          <table:table-cell/>
          <table:table-cell table:style-name="ce932"/>
          <table:table-cell table:style-name="ce8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4" table:content-validation-name="val85" office:value-type="string" calcext:value-type="string">
            <text:p><text:s/>__</text:p>
          </table:table-cell>
          <table:table-cell table:style-name="ce528" table:content-validation-name="val95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485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485" table:content-validation-name="val13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8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8" table:content-validation-name="val86" office:value-type="string" calcext:value-type="string">
            <text:p><text:s/>__</text:p>
          </table:table-cell>
          <table:table-cell table:style-name="ce528" table:content-validation-name="val95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7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485" table:content-validation-name="val42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48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485" table:content-validation-name="val132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8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576"/>
          <table:covered-table-cell/>
          <table:covered-table-cell table:style-name="ce84"/>
          <table:covered-table-cell table:style-name="ce400"/>
          <table:table-cell table:style-name="ce84" table:number-columns-repeated="2"/>
          <table:table-cell table:style-name="ce936"/>
          <table:table-cell table:style-name="ce84" table:number-columns-repeated="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10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84"/>
          <table:table-cell table:style-name="ce576"/>
          <table:table-cell table:style-name="ce934"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11">
          <table:table-cell table:style-name="ce487" table:content-validation-name="val87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417" table:content-validation-name="val96"/>
          <table:table-cell table:style-name="ce566" table:content-validation-name="val108" office:value-type="string" calcext:value-type="string">
            <text:p>Tám/kör</text:p>
          </table:table-cell>
          <table:table-cell table:style-name="ce362" office:value-type="string" calcext:value-type="string">
            <text:p>KÉ</text:p>
          </table:table-cell>
          <table:table-cell table:style-name="ce362" office:value-type="string" calcext:value-type="string">
            <text:p>TÉ/CÉ</text:p>
          </table:table-cell>
          <table:table-cell table:style-name="ce362" office:value-type="string" calcext:value-type="string">
            <text:p>VÉ/Osztó</text:p>
          </table:table-cell>
          <table:table-cell table:style-name="ce657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84"/>
          <table:table-cell table:style-name="ce84"/>
          <table:table-cell table:style-name="ce576" table:content-validation-name="val51"/>
          <table:table-cell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8" table:content-validation-name="val8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6"/>
          <table:table-cell table:style-name="ce485" table:content-validation-name="val10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3" table:formula="of:=[.G25]" office:value-type="string" office:string-value="-5 Z" calcext:value-type="string">
            <text:p>-5 Z</text:p>
          </table:table-cell>
          <table:table-cell table:style-name="ce706" table:content-validation-name="val88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84"/>
          <table:table-cell table:style-name="ce582"/>
          <table:table-cell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89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89"/>
          <table:table-cell table:style-name="ce485" table:content-validation-name="val10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84"/>
          <table:table-cell table:style-name="ce933"/>
          <table:table-cell table:style-name="ce939"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89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9"/>
          <table:table-cell table:style-name="ce485" table:content-validation-name="val10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[.G27]" office:value-type="string" office:string-value="N/A" calcext:value-type="string">
            <text:p>N/A</text:p>
          </table:table-cell>
          <table:table-cell table:style-name="ce706" table:number-columns-spanned="2" table:number-rows-spanned="1"/>
          <table:covered-table-cell table:style-name="ce845"/>
          <table:table-cell table:style-name="ce84"/>
          <table:table-cell table:style-name="ce933"/>
          <table:table-cell table:style-name="ce934"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8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9"/>
          <table:table-cell table:style-name="ce485" table:content-validation-name="val10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[.G28]" office:value-type="string" office:string-value="N/A" calcext:value-type="string">
            <text:p>N/A</text:p>
          </table:table-cell>
          <table:table-cell table:style-name="ce706" table:number-columns-spanned="2" table:number-rows-spanned="1"/>
          <table:covered-table-cell table:style-name="ce845"/>
          <table:table-cell table:style-name="ce84"/>
          <table:table-cell table:style-name="ce582"/>
          <table:table-cell table:number-columns-repeated="3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8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9"/>
          <table:table-cell table:style-name="ce485" table:content-validation-name="val10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485" table:content-validation-name="val130" table:formula="of:=[.G29]" office:value-type="string" office:string-value="N/A" calcext:value-type="string">
            <text:p>N/A</text:p>
          </table:table-cell>
          <table:table-cell table:style-name="ce706" table:number-columns-spanned="2" table:number-rows-spanned="1"/>
          <table:covered-table-cell table:style-name="ce845"/>
          <table:table-cell table:style-name="ce84"/>
          <table:table-cell table:style-name="ce933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8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89"/>
          <table:table-cell table:style-name="ce485" table:content-validation-name="val10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60" table:content-validation-name="val130" table:formula="of:=[.G30]" office:value-type="string" office:string-value="N/A" calcext:value-type="string">
            <text:p>N/A</text:p>
          </table:table-cell>
          <table:table-cell table:style-name="ce706" table:number-columns-spanned="2" table:number-rows-spanned="1"/>
          <table:covered-table-cell table:style-name="ce854"/>
          <table:table-cell table:style-name="ce84"/>
          <table:table-cell table:style-name="ce67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0" table:content-validation-name="val8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89"/>
          <table:table-cell table:style-name="ce568" table:content-validation-name="val10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30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84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1" table:content-validation-name="val89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89"/>
          <table:table-cell table:style-name="ce569" table:content-validation-name="val10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7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7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7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30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84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5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5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485" table:number-columns-spanned="3" table:number-rows-spanned="1"/>
          <table:covered-table-cell table:number-columns-repeated="2" table:style-name="ce706"/>
          <table:table-cell table:style-name="ce84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485" table:content-validation-name="val134"/>
          <table:covered-table-cell table:style-name="ce706"/>
          <table:covered-table-cell table:style-name="ce84"/>
          <table:table-cell table:style-name="ce84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7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10"/>
          <table:table-cell table:style-name="ce601" office:value-type="float" office:value="0" calcext:value-type="float">
            <text:p>0</text:p>
          </table:table-cell>
          <table:table-cell table:style-name="ce626" table:content-validation-name="val126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5" table:formula="of:=VLOOKUP([.$B$49];pajzsok;3;0)" office:value-type="float" office:value="0" calcext:value-type="float">
            <text:p>0</text:p>
          </table:table-cell>
          <table:table-cell table:style-name="ce660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84"/>
          <table:table-cell table:style-name="ce84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84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84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84" table:number-columns-repeated="234"/>
          <table:table-cell table:number-columns-repeated="16128"/>
        </table:table-row>
        <table:table-row table:style-name="ro12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357"/>
          <table:table-cell/>
          <table:table-cell table:style-name="ce944" table:content-validation-name="val147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7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7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7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4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7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357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8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458"/>
          <table:table-cell table:style-name="ce632" table:content-validation-name="val108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357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357" table:number-columns-repeated="234"/>
          <table:table-cell table:number-columns-repeated="16128"/>
        </table:table-row>
        <table:table-row table:style-name="ro2">
          <table:table-cell table:style-name="ce498" table:content-validation-name="val90" office:value-type="string" calcext:value-type="string">
            <text:p>Elsődleges fegyver</text:p>
          </table:table-cell>
          <table:table-cell table:style-name="ce448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11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3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357" table:number-columns-repeated="234"/>
          <table:table-cell table:number-columns-repeated="16128"/>
        </table:table-row>
        <table:table-row table:style-name="ro2">
          <table:table-cell table:style-name="ce498" table:content-validation-name="val90" office:value-type="string" calcext:value-type="string">
            <text:p>Másodlagos fegyver</text:p>
          </table:table-cell>
          <table:table-cell table:style-name="ce448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11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7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7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7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7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357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754" table:number-columns-repeated="2"/>
          <table:table-cell table:style-name="ce604"/>
          <table:table-cell table:style-name="ce754"/>
          <table:table-cell table:style-name="ce604" table:number-columns-repeated="3"/>
          <table:table-cell table:style-name="ce874"/>
          <table:table-cell table:style-name="ce357"/>
          <table:table-cell/>
          <table:table-cell table:style-name="ce958" table:content-validation-name="val147" table:formula="of:=IF([.$B$53]&gt;0;[.L$55];[$KP_tablazat.$L$53])" office:value-type="float" office:value="-10" calcext:value-type="float">
            <text:p>-10</text:p>
          </table:table-cell>
          <table:table-cell table:style-name="ce813" table:content-validation-name="val147" table:formula="of:=IF([.$B$53]&gt;0;[.M$55];[$KP_tablazat.$L$53])" office:value-type="float" office:value="-10" calcext:value-type="float">
            <text:p>-10</text:p>
          </table:table-cell>
          <table:table-cell table:style-name="ce813" table:content-validation-name="val147" table:formula="of:=IF([.$B$53]&gt;0;[.N$55];[$KP_tablazat.$L$53])" office:value-type="float" office:value="-10" calcext:value-type="float">
            <text:p>-10</text:p>
          </table:table-cell>
          <table:table-cell table:style-name="ce813" table:content-validation-name="val147" table:formula="of:=IF([.$B$53]&gt;0;[.O$55];0)" office:value-type="float" office:value="0" calcext:value-type="float">
            <text:p>0</text:p>
          </table:table-cell>
          <table:table-cell table:style-name="ce813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357" table:number-columns-repeated="234"/>
          <table:table-cell table:number-columns-repeated="16128"/>
        </table:table-row>
        <table:table-row table:style-name="ro2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101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592" office:value-type="string" calcext:value-type="string">
            <text:p>HM Sebesség</text:p>
          </table:table-cell>
          <table:table-cell table:style-name="ce592" table:content-validation-name="val81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592"/>
          <table:table-cell table:style-name="ce875" table:content-validation-name="val81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84"/>
          <table:table-cell table:style-name="ce959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7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357" table:number-columns-repeated="239"/>
          <table:table-cell table:number-columns-repeated="16128"/>
        </table:table-row>
        <table:table-row table:style-name="ro2">
          <table:table-cell table:style-name="ce502" table:content-validation-name="val91" office:value-type="string" calcext:value-type="string">
            <text:p><text:s/>Páncél, vértezet</text:p>
          </table:table-cell>
          <table:table-cell table:style-name="ce458" table:number-columns-spanned="2" table:number-rows-spanned="1"/>
          <table:covered-table-cell table:style-name="ce458"/>
          <table:table-cell table:style-name="ce605" table:content-validation-name="val118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5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517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459" table:number-columns-spanned="2" table:number-rows-spanned="1"/>
          <table:covered-table-cell table:style-name="ce515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515" office:value-type="string" calcext:value-type="string">
            <text:p>Szúró</text:p>
          </table:table-cell>
          <table:table-cell table:style-name="ce515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357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459" table:content-validation-name="val102" table:number-columns-spanned="2" table:number-rows-spanned="1"/>
          <table:covered-table-cell table:style-name="ce515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84" table:number-columns-repeated="3"/>
          <table:table-cell table:style-name="ce517" table:number-columns-repeated="3"/>
          <table:table-cell table:style-name="ce991"/>
          <table:table-cell table:style-name="ce959"/>
          <table:table-cell table:style-name="ce517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459" table:number-columns-spanned="2" table:number-rows-spanned="1"/>
          <table:covered-table-cell table:style-name="ce459"/>
          <table:table-cell table:style-name="ce607" office:value-type="string" calcext:value-type="string">
            <text:p>2x Erő</text:p>
          </table:table-cell>
          <table:table-cell table:style-name="ce643" table:content-validation-name="val81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84" table:number-columns-repeated="3"/>
          <table:table-cell table:style-name="ce517" table:number-columns-repeated="3"/>
          <table:table-cell table:style-name="ce991"/>
          <table:table-cell table:style-name="ce959"/>
          <table:table-cell table:style-name="ce517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459" table:number-columns-spanned="2" table:number-rows-spanned="1"/>
          <table:covered-table-cell table:style-name="ce459"/>
          <table:table-cell table:style-name="ce754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4" table:formula="of:=[$Tulajdonságok_képzettségek.D32]" office:value-type="float" office:value="0" calcext:value-type="float">
            <text:p>0. fok</text:p>
          </table:table-cell>
          <table:table-cell table:style-name="ce84" table:number-columns-repeated="3"/>
          <table:table-cell table:style-name="ce517" table:number-columns-repeated="3"/>
          <table:table-cell table:style-name="ce991"/>
          <table:table-cell table:style-name="ce959"/>
          <table:table-cell table:style-name="ce517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459" table:number-columns-spanned="2" table:number-rows-spanned="1"/>
          <table:covered-table-cell table:style-name="ce459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628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628"/>
          <table:table-cell table:style-name="ce892" table:content-validation-name="val145" office:value-type="float" office:value="1" calcext:value-type="float">
            <text:p>1</text:p>
          </table:table-cell>
          <table:table-cell table:style-name="ce929"/>
          <table:table-cell table:style-name="ce84" table:number-columns-repeated="2"/>
          <table:table-cell table:style-name="ce517" table:number-columns-repeated="3"/>
          <table:table-cell table:style-name="ce991"/>
          <table:table-cell table:style-name="ce959"/>
          <table:table-cell table:style-name="ce517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357"/>
          <table:covered-table-cell table:number-columns-repeated="3"/>
          <table:covered-table-cell table:style-name="ce357"/>
          <table:covered-table-cell table:style-name="ce844"/>
          <table:table-cell table:style-name="ce84" table:number-columns-repeated="3"/>
          <table:table-cell table:style-name="ce517" table:number-columns-repeated="3"/>
          <table:table-cell table:style-name="ce991"/>
          <table:table-cell table:style-name="ce959"/>
          <table:table-cell table:style-name="ce517" table:number-columns-repeated="238"/>
          <table:table-cell table:style-name="ce84"/>
          <table:table-cell table:number-columns-repeated="16128"/>
        </table:table-row>
        <table:table-row table:style-name="ro3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84"/>
          <table:table-cell table:style-name="ce664" office:value-type="string" calcext:value-type="string">
            <text:p>ÉP</text:p>
          </table:table-cell>
          <table:table-cell table:style-name="ce705" table:content-validation-name="val13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3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17" table:number-columns-repeated="6"/>
          <table:table-cell table:style-name="ce991"/>
          <table:table-cell table:style-name="ce959"/>
          <table:table-cell table:style-name="ce517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66"/>
          <table:table-cell table:style-name="ce710"/>
          <table:table-cell table:style-name="ce773"/>
          <table:table-cell table:style-name="ce90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68"/>
          <table:table-cell table:style-name="ce716"/>
          <table:table-cell table:style-name="ce777"/>
          <table:table-cell table:style-name="ce90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5"/>
          <table:table-cell table:style-name="ce719"/>
          <table:table-cell table:style-name="ce778"/>
          <table:table-cell table:style-name="ce904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6"/>
          <table:table-cell table:style-name="ce725"/>
          <table:table-cell table:style-name="ce780"/>
          <table:table-cell table:style-name="ce911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7"/>
          <table:table-cell table:style-name="ce727"/>
          <table:table-cell table:style-name="ce781"/>
          <table:table-cell table:style-name="ce91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17"/>
          <table:covered-table-cell table:style-name="ce917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7" office:value-type="string" calcext:value-type="string">
            <text:p>-</text:p>
          </table:table-cell>
          <table:table-cell table:style-name="ce729" table:content-validation-name="val137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8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6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517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84"/>
          <table:table-cell table:style-name="ce556"/>
          <table:table-cell table:style-name="ce84" table:number-columns-repeated="1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 table:number-rows-repeated="65465">
          <table:table-cell table:style-name="ce84" table:number-columns-repeated="15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 table:number-rows-repeated="9">
          <table:table-cell table:style-name="ce8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47" table:default-cell-style-name="ce15"/>
        <table:table-column table:style-name="co23" table:number-columns-repeated="2" table:default-cell-style-name="ce15"/>
        <table:table-column table:style-name="co12" table:number-columns-repeated="243" table:default-cell-style-name="ce15"/>
        <table:table-column table:style-name="co15" table:number-columns-repeated="16128" table:default-cell-style-name="ce15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50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2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01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8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2" office:value-type="float" office:value="4" calcext:value-type="float">
            <text:p>4</text:p>
          </table:table-cell>
          <table:table-cell table:style-name="ce1028" table:content-validation-name="val149" office:value-type="float" office:value="0" calcext:value-type="float">
            <text:p>0</text:p>
          </table:table-cell>
          <table:table-cell table:style-name="ce103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0"/>
          <table:covered-table-cell table:style-name="ce252" table:content-validation-name="val60"/>
          <table:table-cell table:style-name="ce1027" table:content-validation-name="val67" office:value-type="float" office:value="0" calcext:value-type="float">
            <text:p>0</text:p>
          </table:table-cell>
          <table:table-cell table:style-name="ce367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60"/>
          <table:covered-table-cell table:style-name="ce696" table:content-validation-name="val60"/>
          <table:table-cell table:style-name="ce1044" table:content-validation-name="val67" office:value-type="float" office:value="0" calcext:value-type="float">
            <text:p>0</text:p>
          </table:table-cell>
          <table:table-cell table:style-name="ce461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2">
          <table:table-cell table:style-name="ce83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38"/>
          <table:table-cell table:style-name="ce83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38"/>
          <table:table-cell table:style-name="ce838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838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55" table:number-columns-spanned="4" table:number-rows-spanned="1"/>
          <table:covered-table-cell table:number-columns-repeated="3" table:style-name="ce855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55" table:number-columns-spanned="4" table:number-rows-spanned="1"/>
          <table:covered-table-cell table:number-columns-repeated="3" table:style-name="ce855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02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style-name="ce199" table:number-columns-repeated="1011"/>
          <table:table-cell table:number-columns-repeated="15360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14">
          <table:table-cell table:style-name="ce840" table:content-validation-name="val51" table:number-columns-spanned="13" table:number-rows-spanned="1"/>
          <table:covered-table-cell table:number-columns-repeated="11" table:style-name="ce840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5">
          <table:table-cell table:style-name="ce1288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6">
          <table:table-cell table:style-name="ce1289"/>
          <table:table-cell table:style-name="ce1296" office:value-type="string" calcext:value-type="string">
            <text:p><text:span text:style-name="T16">→ </text:span><text:span text:style-name="T17">KP = 150 + (T.sz  x (100 + (2 x Intelligencia)))  + (T.sz. X (40 + (2 x Emlékezet))), ez utóbbi csak szekunder ismeretek növelésére fordítható</text:span></text:p>
            <text:p><text:span text:style-name="T16">→ </text:span><text:span text:style-name="T17">Ebből lehet tanulni a következőket: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Képzettsége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8" office:value-type="string" calcext:value-type="string">
            <text:p><text:span text:style-name="T18">→Egy primer képzettség értéke legfeljebb (szint+3) lehet</text:span></text:p>
            <text:p><text:span text:style-name="T18">→Egy szekunder képzettség értéke legfeljebb (szint+6) lehet</text:span></text:p>
            <text:p><text:span text:style-name="T1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6">→</text:span><text:span text:style-name="T17">A képzettségek egyes kiemelt szintjeinek is lehetnek követelményei! Magas szinten főleg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Fortélyo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9">
          <table:table-cell table:style-name="ce1291"/>
          <table:table-cell table:style-name="ce1299" office:value-type="string" calcext:value-type="string">
            <text:p><text:span text:style-name="T19">→</text:span><text:span text:style-name="T20">Vannak egy és többfokú fortélyok. Minden fok </text:span><text:span text:style-name="T21">15KP</text:span><text:span text:style-name="T20">-ba kerül és követelményei vannak.</text:span></text:p>
            <text:p><text:span text:style-name="T19">→</text:span><text:span text:style-name="T20">Több fokú Fortélyoknál szintenként csak egy fokot lehet fejlődni akkor is, ha lenne elég KP több fokra is! Ez alól kivétel az 1. szint (karakteralkotás).</text:span></text:p>
            <text:p><text:span text:style-name="T19">→</text:span><text:span text:style-name="T20">Egy szintlépés alkalmával nem vehető fel két olyan Fortély, amely ugyanazt a jellemzőt/képzettséget, stb módosít.</text:span></text:p>
            <text:p><text:span text:style-name="T19">→</text:span><text:span text:style-name="T2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7">
          <table:table-cell table:style-name="ce1290" office:value-type="string" calcext:value-type="string">
            <text:p>Harcérték módosítók (HM)</text:p>
            <text:p/>
          </table:table-cell>
          <table:table-cell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6" office:value-type="string" calcext:value-type="string">
            <text:p><text:span text:style-name="T22">→</text:span><text:span text:style-name="T23">1HM/CM = 5 KP</text:span></text:p>
            <text:p><text:span text:style-name="T22">→</text:span><text:span text:style-name="T23">max 8 HM/szint   </text:span><text:span text:style-name="T24">(HM = közelharci HM, amibe a TÉ és VÉ tartozik bele)</text:span></text:p>
            <text:p><text:span text:style-name="T22">→</text:span><text:span text:style-name="T23">max 4 CM/szint   </text:span><text:span text:style-name="T24">(CM = Célzóérték Módosító, ami a CÉ-re fordítható harcértékmódosítót jelöli)</text:span></text:p>
            <text:p/>
            <text:p><text:span text:style-name="T25">→Max 3-al többel lehet növelni az egyik harcértéket, mint a másikat (TÉ;VÉ) szintenként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style-name="ce1291"/>
          <table:table-cell table:style-name="ce1296"/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0">
          <table:table-cell table:style-name="ce1291"/>
          <table:table-cell table:style-name="ce1296" office:value-type="string" calcext:value-type="string">
            <text:p><text:span text:style-name="T22">→</text:span><text:span text:style-name="T23">Mágikus tradíciók: Átfogó képzettségek (csak 1x vehetőek fel) és követelményeik vannak (van amelyik, csak 1.szinten vehető fel).  </text:span><text:span text:style-name="T24">(Például: Magasmágia, Vulgármágia, stb.)</text:span></text:p>
            <text:p><text:span text:style-name="T22">→</text:span><text:span text:style-name="T23">Mágiaiskolák: Átfogó képzettségek. Csak azok a mágiaiskolák tanulhatóak, amelyek a karakter által ismert mágia tradíció alá tartoznak.</text:span></text:p>
            <text:p/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6">
          <table:table-cell table:style-name="ce1291"/>
          <table:table-cell table:style-name="ce1298" office:value-type="string" calcext:value-type="string">
            <text:p><text:span text:style-name="T18">→Pszí-alkalmazás: 4 fokú fortély egyre erősebb követelményekkel. Az alkalmazás fokát adja, nélküle nem lehet ψ iskolát tanulni.</text:span></text:p>
            <text:p><text:span text:style-name="T18">→Pszí iskolák: átlagos képzettségek: vannak erősségeik és csak bizonyos diszciplínákat ismernek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90" office:value-type="string" calcext:value-type="string">
            <text:p>Manőverek</text:p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2">
          <table:table-cell table:style-name="ce1291"/>
          <table:table-cell table:style-name="ce1301" office:value-type="string" calcext:value-type="string">
            <text:p><text:span text:style-name="T22">→pl. lábsöprés, lefegyverzés, átdobás</text:span></text:p>
            <text:p><text:span text:style-name="T22">→Kivételek, mert </text:span><text:span text:style-name="T26">NEM</text:span><text:span text:style-name="T22"> KP-ba, hanem Manőverfejlesztő Pontba (MFP) kerülnek, amit automatikusan kap a játékos (több fokkal is fejleszthetőek egyes manőverek!)</text:span></text:p>
            <text:p><text:span text:style-name="T22">  (ΣMFP = összes nem távolsági harcmodor szintjének összege) </text:span></text:p>
            <text:p><text:span text:style-name="T22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 table:number-rows-repeated="65517">
          <table:table-cell table:style-name="ce1291"/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5"/>
        <table:table-column table:style-name="co12" table:number-columns-repeated="255" table:default-cell-style-name="ce15"/>
        <table:table-column table:style-name="co15" table:number-columns-repeated="16128" table:default-cell-style-name="ce15"/>
        <table:table-row table:style-name="ro23">
          <table:table-cell table:style-name="ce1067" office:value-type="string" calcext:value-type="string">
            <text:p>V8.2.3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fortélyo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Új fül: Fortélyo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táblázat továbbfejlesztése <text:s/>- TODO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7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2.2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betűtípus: Avenir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SFÉ, MGT értékei KP_Táblázat fülö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artalék fülön sorok csökken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2.0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Vértviselet bekerült a fix fortélyok közé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ismét beszámolva a fegyverek értékeib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ÉP táblázat: automatikus kiszürkítés ÉP számától függő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tkezes harc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, vértek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1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x szint: 2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Alap: 15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 + (2x Intelligencia)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KP/Szint: 40 + (2x Emlékezet)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1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Pontok (MP) számításába beleszámoljuk HM/10 értéket is. Új oszlop a Harcmodoroknál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nehézsége oszlop már érték ellenőrzött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nem automatikusan számolódik be, bekerült a fegyverek alá, leírássa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átterek átkerült a „Tartalék” lap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egyverek táblázatban a fegyver kommenteket is beszúrj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nél: hatótáv; + fegyver kommen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lsődleges nyelv és másodlagos nyelv (Pyarroni és második helyett)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Az 1.nyelvre: +6 bónusz; 2.nyelvre: +3 bónusz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arci Akrobatika bónuszai kiszedve az alap harcértékekből, új sorba kerültek – a fegyverek alá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lusz egy sor az Életerő táblázatb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MGT csökkentő/növelő bónuszhoz felugró magyar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5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zélfegyverek értékei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ix: Primer ismeretekre költött össz KP képlet hivatkozásainak javítés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Primer túllépés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Szekunder képzettségek maximuma: (szint x <text:span text:style-name="T27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068"/>
          <table:table-cell table:style-name="ce1080" table:number-columns-repeated="16383"/>
        </table:table-row>
        <table:table-row table:style-name="ro1">
          <table:table-cell table:style-name="ce1067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939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3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5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:</text:span><text:span text:style-name="T2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Kiegészítő KP / Szint: (</text:span><text:span text:style-name="T30">20</text:span><text:span text:style-name="T29">+Emlékezet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Erőbónusz beszámít: (Erő/2) <text:span text:style-name="T22">→ </text:span><text:span text:style-name="T31">lefelé</text:span><text:span text:style-name="T22"> kerekítve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076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4">
          <table:table-cell table:style-name="ce107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>
            <text:p>  <text:span text:style-name="T32">→</text:span> Karakter neve, faja, vallása</text:p>
          </table:table-cell>
          <table: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Személyiségjegyei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ommunikáció, szociális érzé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ülső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">
          <table:table-cell table:style-name="ce1070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9</text:p>
          </table:table-cell>
          <table:table-cell table:number-columns-repeated="16383"/>
        </table:table-row>
        <table:table-row table:style-name="ro24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073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style-name="ce1082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table:number-columns-repeated="2"/>
          <table:table-cell table:style-name="ce1084"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3</text:p>
          </table:table-cell>
          <table:table-cell table:number-columns-repeated="16383"/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table:table-column table:style-name="co51" table:default-cell-style-name="ce15"/>
        <table:table-column table:style-name="co52" table:default-cell-style-name="ce15"/>
        <table:table-column table:style-name="co12" table:number-columns-repeated="4" table:default-cell-style-name="ce15"/>
        <table:table-column table:style-name="co53" table:default-cell-style-name="ce15"/>
        <table:table-column table:style-name="co54" table:default-cell-style-name="ce15"/>
        <table:table-column table:style-name="co12" table:number-columns-repeated="6" table:default-cell-style-name="ce15"/>
        <table:table-column table:style-name="co55" table:default-cell-style-name="ce15"/>
        <table:table-column table:style-name="co12" table:number-columns-repeated="241" table:default-cell-style-name="ce15"/>
        <table:table-column table:style-name="co15" table:number-columns-repeated="16128" table:default-cell-style-name="ce15"/>
        <table:table-row table:style-name="ro2">
          <table:table-cell table:style-name="ce754"/>
          <table:table-cell table:style-name="ce1324" office:value-type="string" calcext:value-type="string">
            <text:p>Fegyver</text:p>
          </table:table-cell>
          <table:table-cell table:style-name="ce1342" office:value-type="string" calcext:value-type="string">
            <text:p>Típus</text:p>
          </table:table-cell>
          <table:table-cell table:style-name="ce1324" office:value-type="string" calcext:value-type="string">
            <text:p>SP</text:p>
          </table:table-cell>
          <table:table-cell table:style-name="ce1379" office:value-type="string" calcext:value-type="string">
            <text:p>Sebzés módja</text:p>
          </table:table-cell>
          <table:table-cell table:style-name="ce1394" office:value-type="string" calcext:value-type="string">
            <text:p>Átütés</text:p>
          </table:table-cell>
          <table:table-cell table:style-name="ce1394" office:value-type="string" calcext:value-type="string">
            <text:p>Íves</text:p>
          </table:table-cell>
          <table:table-cell table:style-name="ce1402" office:value-type="string" calcext:value-type="string">
            <text:p>1,5 kezes</text:p>
          </table:table-cell>
          <table:table-cell table:style-name="ce1394" office:value-type="string" calcext:value-type="string">
            <text:p>Pengehossz</text:p>
          </table:table-cell>
          <table:table-cell table:style-name="ce1394" office:value-type="string" calcext:value-type="string">
            <text:p>KÉ</text:p>
          </table:table-cell>
          <table:table-cell table:style-name="ce1394" office:value-type="string" calcext:value-type="string">
            <text:p>TÉ</text:p>
          </table:table-cell>
          <table:table-cell table:style-name="ce1394" office:value-type="string" calcext:value-type="string">
            <text:p>VÉ</text:p>
          </table:table-cell>
          <table:table-cell table:style-name="ce1394" office:value-type="string" calcext:value-type="string">
            <text:p>Sebesség</text:p>
          </table:table-cell>
          <table:table-cell table:style-name="ce1342" office:value-type="string" calcext:value-type="string">
            <text:p>Harcmodor</text:p>
          </table:table-cell>
          <table:table-cell table:style-name="ce1505" office:value-type="string" calcext:value-type="string">
            <text:p>Megjegyzés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Közelharci fegyverek</text:p>
          </table:table-cell>
          <table:table-cell table:style-name="ce1325" office:value-type="string" calcext:value-type="string">
            <text:p><text:s/>__</text:p>
          </table:table-cell>
          <table:table-cell table:style-name="ce1343"/>
          <table:table-cell table:style-name="ce1343" office:value-type="string" calcext:value-type="string">
            <text:p>x</text:p>
          </table:table-cell>
          <table:table-cell table:number-columns-repeated="2" table:style-name="ce1325" office:value-type="string" calcext:value-type="string">
            <text:p>x</text:p>
          </table:table-cell>
          <table:table-cell table:style-name="ce1325"/>
          <table:table-cell table:style-name="ce1404"/>
          <table:table-cell table:number-columns-repeated="3" table:style-name="ce1325" office:value-type="string" calcext:value-type="string">
            <text:p>x</text:p>
          </table:table-cell>
          <table:table-cell table:number-columns-repeated="2" table:style-name="ce1435" office:value-type="string" calcext:value-type="string">
            <text:p>x</text:p>
          </table:table-cell>
          <table:table-cell table:style-name="ce1325" table:number-columns-repeated="2"/>
          <table:table-cell table:style-name="ce1527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6" office:value-type="string" calcext:value-type="string">
            <text:p>Puszta kéz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-5" calcext:value-type="float">
            <text:p>-5</text:p>
          </table:table-cell>
          <table:table-cell table:style-name="ce1344" office:value-type="string" calcext:value-type="string">
            <text:p>Z</text:p>
          </table:table-cell>
          <table:table-cell table:number-columns-repeated="2" table:style-name="ce1344" office:value-type="float" office:value="0" calcext:value-type="float">
            <text:p>0</text:p>
          </table:table-cell>
          <table:table-cell table:style-name="ce1406"/>
          <table:table-cell table:style-name="ce1423" office:value-type="float" office:value="0" calcext:value-type="float">
            <text:p>0</text:p>
          </table:table-cell>
          <table:table-cell table:number-columns-repeated="3" table:style-name="ce1344" office:value-type="float" office:value="-10" calcext:value-type="float">
            <text:p>-10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0">
          <table:table-cell table:style-name="ce1320"/>
          <table:table-cell table:style-name="ce1327" office:value-type="string" calcext:value-type="string">
            <text:p>Béltépő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Dzsambi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Páncélozott ellenfélnél: SP:0</text:p>
            <text:p>Páncél nélküli ellenfélnél: SP:+2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Garott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string" calcext:value-type="string">
            <text:p>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string" calcext:value-type="string">
            <text:p>spec.</text:p>
          </table:table-cell>
          <table:table-cell table:number-columns-repeated="3"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-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Csak orvtámadásban használható.</text:p>
            <text:p>Erőbónusz 1:1-ben adódik hozzá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0">
          <table:table-cell table:style-name="ce84"/>
          <table:table-cell table:style-name="ce1327" office:value-type="string" calcext:value-type="string">
            <text:p>Krisz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Levéltőr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arkolatgomb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57" office:value-type="float" office:value="0" calcext:value-type="float">
            <text:p>0</text:p>
          </table:table-cell>
          <table:table-cell table:number-columns-repeated="3" table:style-name="ce1357" office:value-type="float" office:value="-7" calcext:value-type="float">
            <text:p>-7</text:p>
          </table:table-cell>
          <table:table-cell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Ugyanazok az értékei, mint a Vasökölnek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éregfog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number-columns-repeated="2" table:style-name="ce1357" office:value-type="float" office:value="3" calcext:value-type="float">
            <text:p>3</text:p>
          </table:table-cell>
          <table:table-cell table:style-name="ce1357"/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sebzést okoz, befecskendezi a benne tárolt mérget.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Pugos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Ramier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3" calcext:value-type="float">
            <text:p>3</text:p>
          </table:table-cell>
          <table:table-cell table:number-columns-repeated="3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, hárít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8" office:value-type="string" calcext:value-type="string">
            <text:p><text:span text:style-name="T35">Nagyon</text:span><text:span text:style-name="T36"> drága!</text:span>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Tőr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Áldozótőr</text:p>
            <text:p>Vágásnál: +0 SP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, ököl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8" office:value-type="string" calcext:value-type="string">
            <text:p>Tőr, páncélszúró</text:p>
          </table:table-cell>
          <table:table-cell table:style-name="ce1346" office:value-type="string" calcext:value-type="string">
            <text:p>egykezes</text:p>
          </table:table-cell>
          <table:table-cell table:style-name="ce1346" office:value-type="float" office:value="1" calcext:value-type="float">
            <text:p>1</text:p>
          </table:table-cell>
          <table:table-cell table:style-name="ce1346" office:value-type="string" calcext:value-type="string">
            <text:p>S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0" calcext:value-type="float">
            <text:p>0</text:p>
          </table:table-cell>
          <table:table-cell table:style-name="ce1408"/>
          <table:table-cell table:style-name="ce1346" office:value-type="float" office:value="1" calcext:value-type="float">
            <text:p>1</text:p>
          </table:table-cell>
          <table:table-cell table:style-name="ce1346" office:value-type="float" office:value="4" calcext:value-type="float">
            <text:p>4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4" calcext:value-type="float">
            <text:p>4</text:p>
          </table:table-cell>
          <table:table-cell table:style-name="ce1346"/>
          <table:table-cell table:style-name="ce1473" office:value-type="string" calcext:value-type="string">
            <text:p>közelharc</text:p>
          </table:table-cell>
          <table:table-cell table:style-name="ce1509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, Sla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Vasököl / páncélkesztyű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0" calcext:value-type="float">
            <text:p>0</text:p>
          </table:table-cell>
          <table:table-cell table:style-name="ce1347" office:value-type="string" calcext:value-type="string">
            <text:p>Z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0" calcext:value-type="float">
            <text:p>0</text:p>
          </table:table-cell>
          <table:table-cell table:number-columns-repeated="3" table:style-name="ce1347" office:value-type="float" office:value="-7" calcext:value-type="float">
            <text:p>-7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10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16">
          <table:table-cell table:style-name="ce1319" office:value-type="string" calcext:value-type="string">
            <text:p>Kardvívó fegyverek</text:p>
          </table:table-cell>
          <table:table-cell table:style-name="ce1326" office:value-type="string" calcext:value-type="string">
            <text:p>Kard, dzsenn szablya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4" calcext:value-type="float">
            <text:p>4</text:p>
          </table:table-cell>
          <table:table-cell table:style-name="ce1344" office:value-type="string" calcext:value-type="string">
            <text:p>V/S</text:p>
          </table:table-cell>
          <table:table-cell table:style-name="ce1344" office:value-type="float" office:value="0" calcext:value-type="float">
            <text:p>0</text:p>
          </table:table-cell>
          <table:table-cell table:style-name="ce1344" office:value-type="float" office:value="1" calcext:value-type="float">
            <text:p>1</text:p>
          </table:table-cell>
          <table:table-cell table:style-name="ce1406"/>
          <table:table-cell table:style-name="ce1344" office:value-type="float" office:value="1" calcext:value-type="float">
            <text:p>1</text:p>
          </table:table-cell>
          <table:table-cell table:style-name="ce1344" office:value-type="float" office:value="8" calcext:value-type="float">
            <text:p>8</text:p>
          </table:table-cell>
          <table:table-cell table:number-columns-repeated="2" table:style-name="ce1344" office:value-type="float" office:value="15" calcext:value-type="float">
            <text:p>15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emreli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number-columns-repeated="2" table:style-name="ce1345" office:value-type="float" office:value="13" calcext:value-type="float">
            <text:p>13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/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fejvadász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handzsá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hiequa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S/V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hosszú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Nem éri meg, mert a másfélkezes sokkal jobb mindenben és nincs hátránya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Kard, jatagá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1</text:p>
            <text:p>Páncél nélküli ellenfélnél: SP:+3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20" calcext:value-type="float">
            <text:p>20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khossa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number-columns-repeated="2" table:style-name="ce1345" office:value-type="float" office:value="11" calcext:value-type="float">
            <text:p>11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Szúró sebzés: +5 SP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La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Amennyiben ez nincs meg, akkor csak a Hosszúkard értékeivel forgatható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lovag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rő követelmény: +2</text:p>
          </table:table-cell>
          <table:table-cell table:style-name="ce84" table:number-columns-repeated="241"/>
          <table:table-cell table:number-columns-repeated="16128"/>
        </table:table-row>
        <table:table-row table:style-name="ro20">
          <table:table-cell table:style-name="ce84"/>
          <table:table-cell table:style-name="ce1327" office:value-type="string" calcext:value-type="string">
            <text:p>Kard, másfél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Kard, mester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8" calcext:value-type="float">
            <text:p>18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TODO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Pu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KF)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Slan 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9" calcext:value-type="float">
            <text:p>19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Slan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11" calcext:value-type="float">
            <text:p>11</text:p>
          </table:table-cell>
          <table:table-cell table:number-columns-repeated="2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Lásd Slan kard (de nem (MK))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Slan csata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23" calcext:value-type="float">
            <text:p>23</text:p>
          </table:table-cell>
          <table:table-cell table:style-name="ce1345" office:value-type="float" office:value="17" calcext:value-type="float">
            <text:p>17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Kard, szably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3</text:p>
            <text:p>Páncél nélküli ellenfélnél: SP:+5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ara-sequor </text:p>
          </table:table-cell>
          <table:table-cell table:style-name="ce1345" office:value-type="string" calcext:value-type="string">
            <text:p>két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/>
          <table:table-cell table:style-name="ce1345" office:value-type="float" office:value="1" calcext:value-type="float">
            <text:p>1</text:p>
          </table:table-cell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MK), (KF) továbbá: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eneth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Predoci egyeneskard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Sequor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3" office:value-type="string" calcext:value-type="string">
            <text:p>(KF):</text:p>
          </table:table-cell>
          <table:table-cell table:style-name="ce84" table:number-columns-repeated="241"/>
          <table:table-cell table:number-columns-repeated="16128"/>
        </table:table-row>
        <table:table-row table:style-name="ro27">
          <table:table-cell table:style-name="ce325"/>
          <table:table-cell table:style-name="ce1330" office:value-type="string" calcext:value-type="string">
            <text:p>Tőrkard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2" calcext:value-type="float">
            <text:p>2</text:p>
          </table:table-cell>
          <table:table-cell table:style-name="ce1347" office:value-type="string" calcext:value-type="string">
            <text:p>S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1" calcext:value-type="float">
            <text:p>1</text:p>
          </table:table-cell>
          <table:table-cell table:style-name="ce1347" office:value-type="float" office:value="6" calcext:value-type="float">
            <text:p>6</text:p>
          </table:table-cell>
          <table:table-cell table:number-columns-repeated="2" table:style-name="ce1347" office:value-type="float" office:value="12" calcext:value-type="float">
            <text:p>12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Pusztító fegyverek</text:p>
          </table:table-cell>
          <table:table-cell table:style-name="ce1326" office:value-type="string" calcext:value-type="string">
            <text:p>Bot, rövid</text:p>
          </table:table-cell>
          <table:table-cell table:style-name="ce1344" office:value-type="string" calcext:value-type="string">
            <text:p>egykezes</text:p>
          </table:table-cell>
          <table:table-cell table:style-name="ce1348" office:value-type="float" office:value="-3" calcext:value-type="float">
            <text:p>-3</text:p>
          </table:table-cell>
          <table:table-cell table:style-name="ce1348" office:value-type="string" calcext:value-type="string">
            <text:p>Z</text:p>
          </table:table-cell>
          <table:table-cell table:number-columns-repeated="2" table:style-name="ce1348" office:value-type="float" office:value="0" calcext:value-type="float">
            <text:p>0</text:p>
          </table:table-cell>
          <table:table-cell table:style-name="ce1406"/>
          <table:table-cell table:style-name="ce1345" office:value-type="float" office:value="0.5" calcext:value-type="float">
            <text:p>0.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5" calcext:value-type="float">
            <text:p>5</text:p>
          </table:table-cell>
          <table:table-cell table:style-name="ce1473" office:value-type="string" calcext:value-type="string">
            <text:p>pusztítás</text:p>
          </table:table-cell>
          <table:table-cell table:style-name="ce1514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ot, furkós</text:p>
          </table:table-cell>
          <table:table-cell table:style-name="ce1345" office:value-type="string" calcext:value-type="string">
            <text:p>egykezes</text:p>
          </table:table-cell>
          <table:table-cell table:style-name="ce1350" office:value-type="float" office:value="-1" calcext:value-type="float">
            <text:p>-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8" calcext:value-type="float">
            <text:p>8</text:p>
          </table:table-cell>
          <table:table-cell table:style-name="ce1350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86" office:value-type="string" calcext:value-type="string">
            <text:p>Z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lánco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 office:value-type="string" calcext:value-type="string">
            <text:p>Pajzs VÉ a fele! (?)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shadleki</text:p>
          </table:table-cell>
          <table:table-cell table:style-name="ce1345" office:value-type="string" calcext:value-type="string">
            <text:p>??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/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tolla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 office:value-type="string" calcext:value-type="string">
            <text:p>!</text:p>
          </table:table-cell>
          <table:table-cell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tüskés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string" calcext:value-type="string">
            <text:p>!!</text:p>
          </table:table-cell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13">
          <table:table-cell table:style-name="ce84"/>
          <table:table-cell table:style-name="ce1327" office:value-type="string" calcext:value-type="string">
            <text:p>Csatabárd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7" office:value-type="string" calcext:value-type="string">
            <text:p>V</text:p>
            <text:p>(néha szúrás)</text:p>
          </table:table-cell>
          <table:table-cell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Csatabá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/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Csatacsákány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S?</text:p>
          </table:table-cell>
          <table:table-cell table:style-name="ce1345" office:value-type="string" calcext:value-type="string">
            <text:p>10 !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 office:value-type="string" calcext:value-type="string">
            <text:p>Nagyon vérzik</text:p>
            <text:p>50% az esély, hogy beragad és nem lehet kihúzni harc közben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Harci kalapács</text:p>
          </table:table-cell>
          <table:table-cell table:style-name="ce1347" office:value-type="string" calcext:value-type="string">
            <text:p>??</text:p>
          </table:table-cell>
          <table:table-cell table:style-name="ce1358"/>
          <table:table-cell table:style-name="ce1351" office:value-type="string" calcext:value-type="string">
            <text:p>Z</text:p>
          </table:table-cell>
          <table:table-cell table:number-columns-repeated="2" table:style-name="ce135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2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21" office:value-type="string" calcext:value-type="string">
            <text:p>Lándzsavívó fegyverek</text:p>
          </table:table-cell>
          <table:table-cell table:style-name="ce1331" office:value-type="string" calcext:value-type="string">
            <text:p>Alabárd</text:p>
          </table:table-cell>
          <table:table-cell table:style-name="ce1348" office:value-type="string" calcext:value-type="string">
            <text:p>kétkezes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string" calcext:value-type="string">
            <text:p>S+Z/V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0" calcext:value-type="float">
            <text:p>0</text:p>
          </table:table-cell>
          <table:table-cell table:style-name="ce1348"/>
          <table:table-cell table:style-name="ce1350" office:value-type="float" office:value="3" calcext:value-type="float">
            <text:p>3</text:p>
          </table:table-cell>
          <table:table-cell table:style-name="ce1348" office:value-type="float" office:value="12" calcext:value-type="float">
            <text:p>12</text:p>
          </table:table-cell>
          <table:table-cell table:number-columns-repeated="2" table:style-name="ce1348" office:value-type="float" office:value="28" calcext:value-type="float">
            <text:p>28</text:p>
          </table:table-cell>
          <table:table-cell table:style-name="ce1348" office:value-type="float" office:value="8" calcext:value-type="float">
            <text:p>8</text:p>
          </table:table-cell>
          <table:table-cell table:style-name="ce1501" office:value-type="string" calcext:value-type="string">
            <text:p>lándzsavívás</text:p>
          </table:table-cell>
          <table:table-cell table:style-name="ce151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Bot, hosszú</text:p>
          </table:table-cell>
          <table:table-cell table:style-name="ce1350" office:value-type="string" calcext:value-type="string">
            <text:p>kétkezes</text:p>
          </table:table-cell>
          <table:table-cell table:style-name="ce1359" office:value-type="float" office:value="1" calcext:value-type="float">
            <text:p>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16" calcext:value-type="float">
            <text:p>16</text:p>
          </table:table-cell>
          <table:table-cell table:style-name="ce1350" office:value-type="float" office:value="24" calcext:value-type="float">
            <text:p>24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Lándzs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number-columns-repeated="2" table:style-name="ce1350" office:value-type="float" office:value="32" calcext:value-type="float">
            <text:p>32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Pik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8" calcext:value-type="float">
            <text:p>18</text:p>
          </table:table-cell>
          <table:table-cell table:number-columns-repeated="2" table:style-name="ce1350" office:value-type="float" office:value="40" calcext:value-type="float">
            <text:p>40</text:p>
          </table:table-cell>
          <table:table-cell table:style-name="ce1350" office:value-type="float" office:value="9" calcext:value-type="float">
            <text:p>9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Szigony, egykezes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5" calcext:value-type="float">
            <text:p>5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7" calcext:value-type="float">
            <text:p>7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322"/>
          <table:table-cell table:style-name="ce1333" office:value-type="string" calcext:value-type="string">
            <text:p>Szigony, kétkezes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4" calcext:value-type="float">
            <text:p>4</text:p>
          </table:table-cell>
          <table:table-cell table:style-name="ce1351" office:value-type="string" calcext:value-type="string">
            <text:p>S</text:p>
          </table:table-cell>
          <table:table-cell table:style-name="ce1351" office:value-type="float" office:value="2" calcext:value-type="float">
            <text:p>2</text:p>
          </table:table-cell>
          <table:table-cell table:style-name="ce1351" office:value-type="float" office:value="0" calcext:value-type="float">
            <text:p>0</text:p>
          </table:table-cell>
          <table:table-cell table:style-name="ce1351"/>
          <table:table-cell table:style-name="ce1351" office:value-type="float" office:value="3" calcext:value-type="float">
            <text:p>3</text:p>
          </table:table-cell>
          <table:table-cell table:style-name="ce1351" office:value-type="float" office:value="10" calcext:value-type="float">
            <text:p>10</text:p>
          </table:table-cell>
          <table:table-cell table:style-name="ce1351" office:value-type="float" office:value="22" calcext:value-type="float">
            <text:p>22</text:p>
          </table:table-cell>
          <table:table-cell table:style-name="ce1351" office:value-type="float" office:value="26" calcext:value-type="float">
            <text:p>26</text:p>
          </table:table-cell>
          <table:table-cell table:style-name="ce1351" office:value-type="float" office:value="8" calcext:value-type="float">
            <text:p>8</text:p>
          </table:table-cell>
          <table:table-cell table:style-name="ce1502" office:value-type="string" calcext:value-type="string">
            <text:p>lándzsavívás</text:p>
          </table:table-cell>
          <table:table-cell table:style-name="ce1322" table:number-columns-repeated="242"/>
          <table:table-cell table:number-columns-repeated="16128"/>
        </table:table-row>
        <table:table-row table:style-name="ro2" table:number-rows-repeated="2">
          <table:table-cell table:style-name="ce84" table:number-columns-repeated="13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1323"/>
          <table:table-cell table:style-name="ce1323" office:value-type="string" calcext:value-type="string">
            <text:p>Fegyver</text:p>
          </table:table-cell>
          <table:table-cell table:style-name="ce1352" office:value-type="string" calcext:value-type="string">
            <text:p>Forgatás módja</text:p>
          </table:table-cell>
          <table:table-cell table:style-name="ce1323" office:value-type="string" calcext:value-type="string">
            <text:p>SP</text:p>
          </table:table-cell>
          <table:table-cell table:style-name="ce1352" office:value-type="string" calcext:value-type="string">
            <text:p>Sebzés módja</text:p>
          </table:table-cell>
          <table:table-cell table:style-name="ce1323" office:value-type="string" calcext:value-type="string">
            <text:p>Átütés</text:p>
          </table:table-cell>
          <table:table-cell table:style-name="ce1323" table:number-columns-repeated="2"/>
          <table:table-cell table:style-name="ce1323" office:value-type="string" calcext:value-type="string">
            <text:p>Hatótáv</text:p>
          </table:table-cell>
          <table:table-cell table:style-name="ce1323" office:value-type="string" calcext:value-type="string">
            <text:p>KÉ</text:p>
          </table:table-cell>
          <table:table-cell table:style-name="ce1323" office:value-type="string" calcext:value-type="string">
            <text:p>CÉ</text:p>
          </table:table-cell>
          <table:table-cell table:style-name="ce1323" office:value-type="string" calcext:value-type="string">
            <text:p>Osztó</text:p>
          </table:table-cell>
          <table:table-cell table:style-name="ce1323" office:value-type="string" calcext:value-type="string">
            <text:p>Sebesség</text:p>
          </table:table-cell>
          <table:table-cell table:style-name="ce1323" office:value-type="string" calcext:value-type="string">
            <text:p>Harcmodor</text:p>
          </table:table-cell>
          <table:table-cell table:style-name="ce1323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Szál-hajítófegyverek</text:p>
          </table:table-cell>
          <table:table-cell table:style-name="ce1334" office:value-type="string" calcext:value-type="string">
            <text:p><text:s/>__</text:p>
          </table:table-cell>
          <table:table-cell table:number-columns-repeated="2" table:style-name="ce1353" office:value-type="string" calcext:value-type="string">
            <text:p>x</text:p>
          </table:table-cell>
          <table:table-cell table:number-columns-repeated="2" table:style-name="ce1334" office:value-type="string" calcext:value-type="string">
            <text:p>x</text:p>
          </table:table-cell>
          <table:table-cell table:style-name="ce1334" table:number-columns-repeated="3"/>
          <table:table-cell table:number-columns-repeated="3" table:style-name="ce1334" office:value-type="string" calcext:value-type="string">
            <text:p>x</text:p>
          </table:table-cell>
          <table:table-cell table:style-name="ce1354" office:value-type="string" calcext:value-type="string">
            <text:p>x</text:p>
          </table:table-cell>
          <table:table-cell table:style-name="ce1503" office:value-type="string" calcext:value-type="string">
            <text:p>x</text:p>
          </table:table-cell>
          <table:table-cell table:style-name="ce84"/>
          <table:table-cell table:style-name="ce1527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5" office:value-type="string" calcext:value-type="string">
            <text:p>Könnyű kopja</text:p>
          </table:table-cell>
          <table:table-cell table:style-name="ce1354" office:value-type="string" calcext:value-type="string">
            <text:p>kétkezes</text:p>
          </table:table-cell>
          <table:table-cell table:style-name="ce1361"/>
          <table:table-cell table:style-name="ce1362" table:number-columns-repeated="2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48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17" office:value-type="string" calcext:value-type="string">
            <text:p>Követelmény: Erő +3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5" office:value-type="string" calcext:value-type="string">
            <text:p>Lándzsa</text:p>
          </table:table-cell>
          <table:table-cell table:style-name="ce1337" office:value-type="string" calcext:value-type="string">
            <text:p>egykezes</text:p>
          </table:table-cell>
          <table:table-cell table:style-name="ce1362" table:number-columns-repeated="3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Követelmény: Erő +2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6" office:value-type="string" calcext:value-type="string">
            <text:p>Dárda, hajító</text:p>
          </table:table-cell>
          <table:table-cell table:style-name="ce1336" office:value-type="string" calcext:value-type="string">
            <text:p>egykezes</text:p>
          </table:table-cell>
          <table:table-cell table:style-name="ce1368" table:number-columns-repeated="3"/>
          <table:table-cell table:style-name="ce1401"/>
          <table:table-cell table:style-name="ce1374"/>
          <table:table-cell table:style-name="ce1401" office:value-type="string" calcext:value-type="string">
            <text:p>60m</text:p>
          </table:table-cell>
          <table:table-cell table:style-name="ce1368" table:number-columns-repeated="2"/>
          <table:table-cell table:style-name="ce1440" office:value-type="float" office:value="2" calcext:value-type="float">
            <text:p>2</text:p>
          </table:table-cell>
          <table:table-cell table:style-name="ce1452" office:value-type="float" office:value="7" calcext:value-type="float">
            <text:p>7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Követelmény: Erő +0</text:p>
          </table:table-cell>
          <table:table-cell table:style-name="ce1519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19" office:value-type="string" calcext:value-type="string">
            <text:p>Hajítófegyverek</text:p>
          </table:table-cell>
          <table:table-cell table:style-name="ce1337" office:value-type="string" calcext:value-type="string">
            <text:p>Bola</text:p>
          </table:table-cell>
          <table:table-cell table:style-name="ce1337" office:value-type="string" calcext:value-type="string">
            <text:p>egykezes</text:p>
          </table:table-cell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55"/>
          <table:table-cell table:style-name="ce1371" office:value-type="float" office:value="2" calcext:value-type="float">
            <text:p>2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17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Hajítóbárd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2" calcext:value-type="float">
            <text:p>2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96"/>
          <table:table-cell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4) méterben</text:p>
          </table:table-cell>
          <table:table-cell table:style-name="ce84" table:number-columns-repeated="241"/>
          <table:table-cell table:number-columns-repeated="16128"/>
        </table:table-row>
        <table:table-row table:style-name="ro28">
          <table:table-cell table:style-name="ce1320"/>
          <table:table-cell table:style-name="ce1340" office:value-type="string" calcext:value-type="string">
            <text:p>Hajítótőr</text:p>
          </table:table-cell>
          <table:table-cell table:style-name="ce1340" office:value-type="string" calcext:value-type="string">
            <text:p>egykezes</text:p>
          </table:table-cell>
          <table:table-cell table:style-name="ce1340" office:value-type="float" office:value="0" calcext:value-type="float">
            <text:p>0</text:p>
          </table:table-cell>
          <table:table-cell table:style-name="ce1391" office:value-type="string" calcext:value-type="string">
            <text:p>S</text:p>
          </table:table-cell>
          <table:table-cell table:style-name="ce1391" office:value-type="float" office:value="0" calcext:value-type="float">
            <text:p>0</text:p>
          </table:table-cell>
          <table:table-cell table:style-name="ce1391"/>
          <table:table-cell table:style-name="ce1417"/>
          <table:table-cell table:style-name="ce1391" office:value-type="string" calcext:value-type="string">
            <text:p>15m</text:p>
          </table:table-cell>
          <table:table-cell table:style-name="ce1391" office:value-type="float" office:value="12" calcext:value-type="float">
            <text:p>12</text:p>
          </table:table-cell>
          <table:table-cell table:style-name="ce1391" office:value-type="float" office:value="4" calcext:value-type="float">
            <text:p>4</text:p>
          </table:table-cell>
          <table:table-cell table:style-name="ce1340" office:value-type="float" office:value="2" calcext:value-type="float">
            <text:p>2</text:p>
          </table:table-cell>
          <table:table-cell table:style-name="ce1458" office:value-type="float" office:value="5" calcext:value-type="float">
            <text:p>5</text:p>
          </table:table-cell>
          <table:table-cell table:style-name="ce1504" office:value-type="string" calcext:value-type="string">
            <text:p>hajítás</text:p>
          </table:table-cell>
          <table:table-cell table:style-name="ce152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7">A Hajítótőr ellen minden SFÉ duplán számít❗</text:span>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kő, alm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10" calcext:value-type="float">
            <text:p>-1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73" office:value-type="float" office:value="8" calcext:value-type="float">
            <text:p>8</text:p>
          </table:table-cell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Maximális hatótávolsága: <text:s/>20+(Erő x 5) méterben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Paritty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70m</text:p>
          </table:table-cell>
          <table:table-cell table:number-columns-repeated="2"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Lehet nagy sebzése, de az SFÉ duplán</text:p>
            <text:p>Számítson ellene (vagy SFÉ bónusz)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Ramier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0m</text:p>
          </table:table-cell>
          <table:table-cell table:style-name="ce1396"/>
          <table:table-cell table:style-name="ce1373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Slan csillag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5" calcext:value-type="float">
            <text:p>-5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5m</text:p>
          </table:table-cell>
          <table:table-cell table:style-name="ce1396"/>
          <table:table-cell table:style-name="ce1373" office:value-type="float" office:value="3" calcext:value-type="float">
            <text:p>3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4" calcext:value-type="float">
            <text:p>4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Tőr</text:p>
          </table:table-cell>
          <table:table-cell table:style-name="ce1341" office:value-type="string" calcext:value-type="string">
            <text:p>egykeze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2" calcext:value-type="float">
            <text:p>2</text:p>
          </table:table-cell>
          <table:table-cell table:style-name="ce1341" office:value-type="float" office:value="2" calcext:value-type="float">
            <text:p>2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Egyéb hajítófegyverek</text:p>
          </table:table-cell>
          <table:table-cell table:style-name="ce1337" office:value-type="string" calcext:value-type="string">
            <text:p>Dobóháló</text:p>
          </table:table-cell>
          <table:table-cell table:style-name="ce1355"/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4m</text:p>
          </table:table-cell>
          <table:table-cell table:style-name="ce1355"/>
          <table:table-cell table:style-name="ce1371" office:value-type="float" office:value="0" calcext:value-type="float">
            <text:p>0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22" office:value-type="string" calcext:value-type="string">
            <text:p>Maximális hatótávolsága: 4+Erő méterben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Köpeny</text:p>
          </table:table-cell>
          <table:table-cell table:style-name="ce1338" office:value-type="string" calcext:value-type="string">
            <text:p>egykezes</text:p>
          </table:table-cell>
          <table:table-cell table:number-columns-repeated="2" table:style-name="ce1373" office:value-type="string" calcext:value-type="string">
            <text:p>-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4m</text:p>
          </table:table-cell>
          <table:table-cell table:style-name="ce1396"/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64"/>
          <table:table-cell table:style-name="ce1473" office:value-type="string" calcext:value-type="string">
            <text:p>hajítás</text:p>
          </table:table-cell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Lasszó</text:p>
          </table:table-cell>
          <table:table-cell table:style-name="ce1341" office:value-type="string" calcext:value-type="string">
            <text:p>egykezes</text:p>
          </table:table-cell>
          <table:table-cell table:number-columns-repeated="2" table:style-name="ce1374" office:value-type="string" calcext:value-type="string">
            <text:p>-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0" calcext:value-type="float">
            <text:p>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Sebesülés az esés következtében lehet.</text:p>
          </table:table-cell>
          <table:table-cell table:style-name="ce325" table:number-columns-repeated="241"/>
          <table:table-cell table:number-columns-repeated="16128"/>
        </table:table-row>
        <table:table-row table:style-name="ro29">
          <table:table-cell table:style-name="ce1319" office:value-type="string" calcext:value-type="string">
            <text:p>Íjász lőfegyverek</text:p>
          </table:table-cell>
          <table:table-cell table:style-name="ce1337" office:value-type="string" calcext:value-type="string">
            <text:p>Rövid íj</text:p>
          </table:table-cell>
          <table:table-cell table:style-name="ce1337" office:value-type="string" calcext:value-type="string">
            <text:p>kétkezes</text:p>
          </table:table-cell>
          <table:table-cell table:style-name="ce1371" office:value-type="float" office:value="1" calcext:value-type="float">
            <text:p>1</text:p>
          </table:table-cell>
          <table:table-cell table:style-name="ce1371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34"/>
          <table:table-cell table:style-name="ce1371"/>
          <table:table-cell table:style-name="ce1355"/>
          <table:table-cell table:style-name="ce1371" office:value-type="float" office:value="10" calcext:value-type="float">
            <text:p>10</text:p>
          </table:table-cell>
          <table:table-cell table:style-name="ce1337" office:value-type="float" office:value="2" calcext:value-type="float">
            <text:p>2</text:p>
          </table:table-cell>
          <table:table-cell table:style-name="ce1456" office:value-type="float" office:value="5" calcext:value-type="float">
            <text:p>5</text:p>
          </table:table-cell>
          <table:table-cell table:style-name="ce1473" office:value-type="string" calcext:value-type="string">
            <text:p>íjászat</text:p>
          </table:table-cell>
          <table:table-cell table:style-name="ce1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Hosszú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3" calcext:value-type="float">
            <text:p>3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2" calcext:value-type="float">
            <text:p>12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Visszacsapó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6"/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0" calcext:value-type="float">
            <text:p>10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84" table:number-columns-repeated="241"/>
          <table:table-cell table:number-columns-repeated="16128"/>
        </table:table-row>
        <table:table-row table:style-name="ro30">
          <table:table-cell table:style-name="ce84"/>
          <table:table-cell table:style-name="ce1338" office:value-type="string" calcext:value-type="string">
            <text:p>Elf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7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91"/>
          <table:table-cell table:style-name="ce1397" office:value-type="float" office:value="5" calcext:value-type="float">
            <text:p>5</text:p>
          </table:table-cell>
          <table:table-cell table:style-name="ce1373" office:value-type="float" office:value="13" calcext:value-type="float">
            <text:p>13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Fúvócső, kicsi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string" calcext:value-type="string">
            <text:p>spec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8" calcext:value-type="float">
            <text:p>8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8" calcext:value-type="float">
            <text:p>8</text:p>
          </table:table-cell>
          <table:table-cell table:style-name="ce1473" office:value-type="string" calcext:value-type="string">
            <text:p>íjászat</text:p>
          </table:table-cell>
          <table:table-cell table:style-name="ce1525" office:value-type="string" calcext:value-type="string">
            <text:p>k20 dobásnál: 20-as dobás: 1 ÉP, különben 0 ÉP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Fúvócső, vadász</text:p>
          </table:table-cell>
          <table:table-cell table:style-name="ce1341" office:value-type="string" calcext:value-type="string">
            <text:p>kétkezes</text:p>
          </table:table-cell>
          <table:table-cell table:style-name="ce1374" office:value-type="float" office:value="-10" calcext:value-type="float">
            <text:p>-1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3"/>
          <table:table-cell table:style-name="ce1426"/>
          <table:table-cell table:style-name="ce1374" office:value-type="float" office:value="10" calcext:value-type="float">
            <text:p>1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íjászat</text:p>
          </table:table-cell>
          <table:table-cell table:style-name="ce1525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Lövész lőfegyverek</text:p>
          </table:table-cell>
          <table:table-cell table:style-name="ce1337" office:value-type="string" calcext:value-type="string">
            <text:p>Kézi nyílpuska</text:p>
          </table:table-cell>
          <table:table-cell table:style-name="ce1337" office:value-type="string" calcext:value-type="string">
            <text:p>egykezes</text:p>
          </table:table-cell>
          <table:table-cell table:style-name="ce1337" office:value-type="float" office:value="0" calcext:value-type="float">
            <text:p>0</text:p>
          </table:table-cell>
          <table:table-cell table:style-name="ce1337" office:value-type="string" calcext:value-type="string">
            <text:p>S</text:p>
          </table:table-cell>
          <table:table-cell table:style-name="ce1337"/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37"/>
          <table:table-cell table:style-name="ce1337" office:value-type="float" office:value="10" calcext:value-type="float">
            <text:p>10</text:p>
          </table:table-cell>
          <table:table-cell table:style-name="ce1337" office:value-type="float" office:value="3" calcext:value-type="float">
            <text:p>3</text:p>
          </table:table-cell>
          <table:table-cell table:style-name="ce1456" office:value-type="float" office:value="9" calcext:value-type="float">
            <text:p>9</text:p>
          </table:table-cell>
          <table:table-cell table:style-name="ce1473" office:value-type="string" calcext:value-type="string">
            <text:p>lövészet</text:p>
          </table:table-cell>
          <table:table-cell table:style-name="ce1522" office:value-type="string" calcext:value-type="string">
            <text:p>* A kézi nyílpuska kevésbé pontos fegyver kis mérete miatt.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6" calcext:value-type="float">
            <text:p>6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2" calcext:value-type="float">
            <text:p>12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Nehéz 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14" calcext:value-type="float">
            <text:p>14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8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5" calcext:value-type="float">
            <text:p>1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Páncéltörő <text:s/>Ez átviszi a nehézvértet is!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Shadoni páncéltörő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20" calcext:value-type="float">
            <text:p>20</text:p>
          </table:table-cell>
          <table:table-cell table:style-name="ce1338" office:value-type="string" calcext:value-type="string">
            <text:p>Z</text:p>
          </table:table-cell>
          <table:table-cell table:style-name="ce1396" office:value-type="float" office:value="20" calcext:value-type="float">
            <text:p>2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20m</text:p>
          </table:table-cell>
          <table:table-cell table:style-name="ce1338"/>
          <table:table-cell table:number-columns-repeated="2" table:style-name="ce1338" office:value-type="float" office:value="4" calcext:value-type="float">
            <text:p>4</text:p>
          </table:table-cell>
          <table:table-cell table:style-name="ce1457" office:value-type="float" office:value="21" calcext:value-type="float">
            <text:p>21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Újratöltés: 1 emberrel: 3 kör, 2 emberrel: 1 kör</text:p>
            <text:p>** Páncéltörő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Kharei nyílpuska</text:p>
          </table:table-cell>
          <table:table-cell table:style-name="ce1338" office:value-type="string" calcext:value-type="string">
            <text:p>egykezes</text:p>
          </table:table-cell>
          <table:table-cell table:style-name="ce1338" office:value-type="float" office:value="3" calcext:value-type="float">
            <text:p>3</text:p>
          </table:table-cell>
          <table:table-cell table:style-name="ce1338" office:value-type="string" calcext:value-type="string">
            <text:p>S</text:p>
          </table:table-cell>
          <table:table-cell table:style-name="ce1338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4" calcext:value-type="float">
            <text:p>14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Míg ki nem fogy a tár. Újratöltés: 1 kör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325"/>
          <table:table-cell table:style-name="ce1341" office:value-type="string" calcext:value-type="string">
            <text:p>Aquir nyílpuska</text:p>
          </table:table-cell>
          <table:table-cell table:style-name="ce1341" office:value-type="string" calcext:value-type="string">
            <text:p>egykezes</text:p>
          </table:table-cell>
          <table:table-cell table:style-name="ce1341" office:value-type="string" calcext:value-type="string">
            <text:p>halál / +6</text:p>
          </table:table-cell>
          <table:table-cell table:style-name="ce1341" office:value-type="string" calcext:value-type="string">
            <text:p>S</text:p>
          </table:table-cell>
          <table:table-cell table:style-name="ce1341"/>
          <table:table-cell table:style-name="ce1374" table:number-columns-repeated="2"/>
          <table:table-cell table:style-name="ce1374" office:value-type="string" calcext:value-type="string">
            <text:p>50m</text:p>
          </table:table-cell>
          <table:table-cell table:style-name="ce1341"/>
          <table:table-cell table:style-name="ce1341" office:value-type="float" office:value="16" calcext:value-type="float">
            <text:p>16</text:p>
          </table:table-cell>
          <table:table-cell table:style-name="ce1341" office:value-type="float" office:value="3" calcext:value-type="float">
            <text:p>3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lövészet</text:p>
          </table:table-cell>
          <table:table-cell table:style-name="ce1526" office:value-type="string" calcext:value-type="string">
            <text:p><text:span text:style-name="T38">* Halálos hatása csak aquir kézben érvényesül</text:span></text:p>
            <text:p><text:span text:style-name="T38">** Páncéltörő</text:span></text:p>
          </table:table-cell>
          <table:table-cell table:style-name="ce1526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20"/>
          <table:table-cell table:style-name="ce84" table:number-columns-repeated="12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84" table:number-columns-repeated="13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84" table:number-columns-repeated="2"/>
          <table:table-cell table:style-name="ce1356"/>
          <table:table-cell table:style-name="ce84" table:number-columns-repeated="10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 table:number-rows-repeated="65439">
          <table:table-cell table:style-name="ce84" table:number-columns-repeated="13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table:table-column table:style-name="co56" table:default-cell-style-name="ce15"/>
        <table:table-column table:style-name="co57" table:default-cell-style-name="ce15"/>
        <table:table-column table:style-name="co58" table:default-cell-style-name="ce15"/>
        <table:table-column table:style-name="co59" table:default-cell-style-name="ce15"/>
        <table:table-column table:style-name="co58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64" table:default-cell-style-name="ce15"/>
        <table:table-column table:style-name="co65" table:default-cell-style-name="ce15"/>
        <table:table-column table:style-name="co66" table:default-cell-style-name="ce15"/>
        <table:table-column table:style-name="co26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12" table:number-columns-repeated="239" table:default-cell-style-name="ce15"/>
        <table:table-column table:style-name="co15" table:number-columns-repeated="16128" table:default-cell-style-name="ce15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59"/>
          <table:covered-table-cell table:style-name="ce1168"/>
          <table:covered-table-cell table:style-name="ce1179"/>
          <table:covered-table-cell table:style-name="ce1188"/>
          <table:covered-table-cell table:number-columns-repeated="6" table:style-name="ce1179"/>
          <table:covered-table-cell table:number-columns-repeated="3" table:style-name="ce1263"/>
          <table:covered-table-cell table:style-name="ce1179"/>
          <table:table-cell table:style-name="ce1179" table:number-columns-repeated="238"/>
          <table:table-cell table:style-name="ce1466" table:number-columns-repeated="2"/>
          <table:table-cell table:number-columns-repeated="16128"/>
        </table:table-row>
        <table:table-row table:style-name="ro31">
          <table:table-cell table:style-name="ce1199"/>
          <table:table-cell table:style-name="ce1210"/>
          <table:table-cell table:style-name="ce1159"/>
          <table:table-cell table:style-name="ce1168"/>
          <table:table-cell table:style-name="ce1179"/>
          <table:table-cell table:style-name="ce1188"/>
          <table:table-cell table:style-name="ce1179" table:number-columns-repeated="6"/>
          <table:table-cell table:style-name="ce1263" table:number-columns-repeated="3"/>
          <table:table-cell table:style-name="ce1179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180"/>
          <table:covered-table-cell table:style-name="ce1383"/>
          <table:covered-table-cell table:number-columns-repeated="2" table:style-name="ce1180"/>
          <table:table-cell table:style-name="ce1180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180"/>
          <table:table-cell table:style-name="ce1451" table:number-columns-repeated="3"/>
          <table:table-cell table:style-name="ce1180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150" office:value-type="string" calcext:value-type="string">
            <text:p>Szint</text:p>
          </table:table-cell>
          <table:table-cell table:style-name="ce1150" office:value-type="string" calcext:value-type="string" table:number-columns-spanned="2" table:number-rows-spanned="1">
            <text:p>Átfogó</text:p>
          </table:table-cell>
          <table:covered-table-cell table:style-name="ce1150"/>
          <table:table-cell table:style-name="ce1150" office:value-type="string" calcext:value-type="string" table:number-columns-spanned="2" table:number-rows-spanned="1">
            <text:p>Átlagos</text:p>
          </table:table-cell>
          <table:covered-table-cell table:style-name="ce1150"/>
          <table:table-cell table:style-name="ce1150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180" table:number-columns-repeated="4"/>
          <table:table-cell table:style-name="ce1451" table:number-columns-repeated="3"/>
          <table:table-cell table:style-name="ce1180" table:number-columns-repeated="239"/>
          <table:table-cell table:number-columns-repeated="16130"/>
        </table:table-row>
        <table:table-row table:style-name="ro4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180" table:number-columns-repeated="3"/>
          <table:table-cell table:style-name="ce1451" table:number-columns-repeated="3"/>
          <table:table-cell table:style-name="ce1180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8T00:00:00</dc:date>
              <text:p text:style-name="P1"><text:span text:style-name="T1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5"/>
          <table:table-cell table:style-name="ce1180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8T00:00:00</dc:date>
              <text:p text:style-name="P1"><text:span text:style-name="T1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1.1161in" svg:height="0.2346in" svg:x="8.922in" svg:y="0.5638in" draw:caption-point-x="-0.1642in" draw:caption-point-y="0.7154in">
              <dc:creator>F.B.</dc:creator>
              <dc:date>2024-04-08T00:00:00</dc:date>
              <text:p text:style-name="P1"><text:span text:style-name="T1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19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3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2.2622in" svg:height="0.6874in" svg:x="8.922in" svg:y="1.9858in" draw:caption-point-x="-0.1642in" draw:caption-point-y="0.8437in">
              <dc:date>2024-04-08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office:value-type="float" office:value="-20" calcext:value-type="float">
            <text:p>-20</text:p>
          </table:table-cell>
          <table:table-cell table:style-name="ce153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8.922in" svg:y="2.3in" draw:caption-point-x="-0.1642in" draw:caption-point-y="0.885in"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1.1205in" svg:height="0.3902in" svg:x="8.922in" svg:y="2.4571in" draw:caption-point-x="-0.1642in" draw:caption-point-y="0.9059in">
              <dc:date>2024-04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/>
          <table:table-cell table:style-name="ce633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8.922in" svg:y="2.7713in" draw:caption-point-x="-0.1642in" draw:caption-point-y="0.9472in">
              <dc:creator>FB</dc:creator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1.1205in" svg:height="0.3874in" svg:x="8.922in" svg:y="2.9283in" draw:caption-point-x="-0.1642in" draw:caption-point-y="0.9681in">
              <dc:creator>FB</dc:creator>
              <dc:date>2024-04-08T00:00:00</dc:date>
              <text:p text:style-name="P1"><text:span text:style-name="T1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153"/>
          <table:table-cell table:style-name="ce15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2" office:value-type="string" calcext:value-type="string">
            <text:p>Egyik HM nagyobb lehet</text:p>
          </table:table-cell>
          <table:table-cell table:style-name="ce1238" table:content-validation-name="val152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238" office:value-type="string" calcext:value-type="string">
            <text:p>Erőbónusz</text:p>
          </table:table-cell>
          <table:table-cell table:style-name="ce1238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198" office:value-type="string" calcext:value-type="string">
            <text:p>Nincs adat string</text:p>
          </table:table-cell>
          <table:table-cell table:style-name="ce1238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198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23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15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153" office:value-type="string" calcext:value-type="string">
            <text:p>Erőbónusz</text:p>
          </table:table-cell>
          <table:table-cell table:style-name="ce153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3"/>
          <table:table-cell table:style-name="ce115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174" office:value-type="string" calcext:value-type="string">
            <text:p>Fok</text:p>
          </table:table-cell>
          <table:table-cell table:style-name="ce1174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198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0" calcext:value-type="float">
            <text:p>0</text:p>
          </table:table-cell>
          <table:table-cell table:style-name="ce118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3"/>
          <table:table-cell/>
          <table:table-cell table:style-name="ce1155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261"/>
          <table:table-cell table:style-name="ce12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633"/>
          <table:table-cell/>
          <table:table-cell table:style-name="ce153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3"/>
          <table:table-cell/>
          <table:table-cell table:style-name="ce1174" office:value-type="string" calcext:value-type="string">
            <text:p>Fok</text:p>
          </table:table-cell>
          <table:table-cell table:style-name="ce1174" office:value-type="string" calcext:value-type="string">
            <text:p>Sebesség bónusz</text:p>
          </table:table-cell>
          <table:table-cell table:style-name="ce1156" office:value-type="string" calcext:value-type="string" table:number-columns-spanned="2" table:number-rows-spanned="1">
            <text:p>KÉ/TÉ/VÉ bünti</text:p>
          </table:table-cell>
          <table:covered-table-cell table:style-name="ce1268"/>
          <table:table-cell table:style-name="ce1268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19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6">
          <table:table-cell table:style-name="ce1201"/>
          <table:table-cell table:style-name="ce1153" office:value-type="string" calcext:value-type="string" table:number-columns-spanned="2" table:number-rows-spanned="1">
            <text:p>Pajzs</text:p>
          </table:table-cell>
          <table:covered-table-cell/>
          <table:table-cell table:style-name="ce1153" office:value-type="string" calcext:value-type="string">
            <text:p>VÉ</text:p>
          </table:table-cell>
          <table:table-cell table:style-name="ce1153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155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51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174" table:content-validation-name="val151" office:value-type="string" calcext:value-type="string">
            <text:p>Fok</text:p>
          </table:table-cell>
          <table:table-cell table:style-name="ce1174" table:content-validation-name="val151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1" office:value-type="float" office:value="0" calcext:value-type="float">
            <text:p>0</text:p>
          </table:table-cell>
          <table:table-cell table:style-name="ce1185" table:content-validation-name="val151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1" office:value-type="float" office:value="1" calcext:value-type="float">
            <text:p>1</text:p>
          </table:table-cell>
          <table:table-cell table:style-name="ce1185" table:content-validation-name="val151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5" table:content-validation-name="val1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51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6" table:content-validation-name="val151" office:value-type="string" calcext:value-type="string" table:number-columns-spanned="2" table:number-rows-spanned="1">
            <text:p>Fok</text:p>
          </table:table-cell>
          <table:covered-table-cell/>
          <table:table-cell table:style-name="ce1156" table:content-validation-name="val151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174" table:content-validation-name="val151" office:value-type="string" calcext:value-type="string">
            <text:p>Fegyver</text:p>
          </table:table-cell>
          <table:table-cell table:style-name="ce1174" table:content-validation-name="val151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5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51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51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51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155" table:content-validation-name="val151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51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177"/>
          <table:table-cell table:style-name="ce1214" office:value-type="string" calcext:value-type="string">
            <text:p>SFÉ diff</text:p>
          </table:table-cell>
          <table:table-cell table:style-name="ce1214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177" office:value-type="string" calcext:value-type="string">
            <text:p>Szúró</text:p>
          </table:table-cell>
          <table:table-cell table:style-name="ce1177" office:value-type="string" calcext:value-type="string">
            <text:p>Vágó</text:p>
          </table:table-cell>
          <table:table-cell table:style-name="ce1177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155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office:forms form:automatic-focus="false" form:apply-design-mode="false"/>
        <table:table-column table:style-name="co71" table:default-cell-style-name="ce1649"/>
        <table:table-column table:style-name="co15" table:default-cell-style-name="ce1649"/>
        <table:table-column table:style-name="co72" table:default-cell-style-name="ce1649"/>
        <table:table-column table:style-name="co73" table:default-cell-style-name="ce1659"/>
        <table:table-column table:style-name="co74" table:default-cell-style-name="ce1659"/>
        <table:table-column table:style-name="co75" table:default-cell-style-name="ce1649"/>
        <table:table-column table:style-name="co73" table:default-cell-style-name="ce1659"/>
        <table:table-column table:style-name="co76" table:default-cell-style-name="ce1649"/>
        <table:table-column table:style-name="co73" table:default-cell-style-name="Default"/>
        <table:table-column table:style-name="co77" table:default-cell-style-name="ce1649"/>
        <table:table-column table:style-name="co78" table:default-cell-style-name="ce1649"/>
        <table:table-column table:style-name="co79" table:default-cell-style-name="ce1649"/>
        <table:table-column table:style-name="co15" table:number-columns-repeated="16372" table:default-cell-style-name="ce1649"/>
        <table:table-row table:style-name="ro1">
          <table:table-cell table:style-name="ce1644" office:value-type="string" calcext:value-type="string">
            <text:p>Primer Átfogó</text:p>
          </table:table-cell>
          <table:table-cell table:style-name="ce1651"/>
          <table:table-cell table:style-name="ce1652" office:value-type="string" calcext:value-type="string">
            <text:p>Szekunder Átfogó</text:p>
          </table:table-cell>
          <table:table-cell table:style-name="ce1656" table:number-columns-repeated="2"/>
          <table:table-cell table:style-name="ce1652" office:value-type="string" calcext:value-type="string">
            <text:p>Szekunder Átlagos</text:p>
          </table:table-cell>
          <table:table-cell table:style-name="ce1304"/>
          <table:table-cell table:style-name="ce1671"/>
          <table:table-cell/>
          <table:table-cell table:style-name="ce1652" office:value-type="string" calcext:value-type="string">
            <text:p>Szekunder Könnyű</text:p>
          </table:table-cell>
          <table:table-cell table:style-name="ce1662"/>
          <table:table-cell table:style-name="ce1671"/>
          <table:table-cell table:style-name="ce1651"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városnyi terület</text:p>
          </table:table-cell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306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306"/>
          <table:table-cell table:style-name="ce1310"/>
          <table:table-cell/>
          <table:table-cell table:style-name="ce1653"/>
          <table:table-cell table:style-name="ce1664"/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5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58" office:value-type="string" calcext:value-type="string">
            <text:p>🔁</text:p>
          </table:table-cell>
          <table:table-cell table:style-name="ce1287"/>
          <table:table-cell table:style-name="ce1660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305"/>
          <table:table-cell table:style-name="ce1672"/>
          <table:table-cell/>
          <table:table-cell table:style-name="ce1654"/>
          <table:table-cell table:style-name="ce1666"/>
          <table:table-cell table:style-name="ce1673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06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kultúrkör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állatcsoport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7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8"/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1">
          <table:table-cell table:style-name="ce1644" office:value-type="string" calcext:value-type="string">
            <text:p>Primer Átlagos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50" office:value-type="string" calcext:value-type="string">
            <text:p>Pszí iskolák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306" office:value-type="string" calcext:value-type="string">
            <text:p>🔁</text:p>
          </table:table-cell>
          <table:table-cell table:style-name="ce1312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2"/>
          <table:table-cell table:style-name="ce1655"/>
          <table:table-cell table:number-columns-repeated="2"/>
          <table:table-cell table:style-name="ce166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adott tájtípus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régió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306" office:value-type="string" calcext:value-type="string">
            <text:p>🔁</text:p>
          </table:table-cell>
          <table:table-cell table:style-name="ce1313" office:value-type="string" calcext:value-type="string">
            <text:p>hangszercsopor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1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307"/>
          <table:table-cell table:style-name="ce1673"/>
          <table:table-cell table:number-columns-repeated="16376"/>
        </table:table-row>
        <table:table-row table:style-name="ro2">
          <table:table-cell table:number-columns-repeated="5"/>
          <table:table-cell table:style-name="ce15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ok" table:style-name="ta1">
        <office:forms form:automatic-focus="false" form:apply-design-mode="false"/>
        <table:table-column table:style-name="co80" table:default-cell-style-name="ce1484"/>
        <table:table-column table:style-name="co81" table:default-cell-style-name="ce1488"/>
        <table:table-column table:style-name="co15" table:number-columns-repeated="16382" table:default-cell-style-name="ce1484"/>
        <table:table-row table:style-name="ro2">
          <table:table-cell table:style-name="ce1482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483"/>
          <table:table-cell table:style-name="ce1489" office:value-type="string" calcext:value-type="string">
            <text:p>Max fok</text:p>
          </table:table-cell>
          <table:table-cell table:style-name="ce1491" table:number-columns-repeated="1638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table:number-columns-repeated="16383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szaglas.md" xlink:type="simple">Fejlett szaglás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infralatas.md" xlink:type="simple">Infralátás</text:a> 🔺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ultralatas.md" xlink:type="simple">Ultralátás</text:a> 🔺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pan text:style-name="T39">➖➖➖</text:span><text:span text:style-name="T40"> Alvilági, fizikai </text:span><text:span text:style-name="T40">➖➖➖</text:span></text:p>
          </table:table-cell>
          <table:table-cell table:number-columns-repeated="16383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biztos_kezu_maszo.md" xlink:type="simple">Biztos kezű mászó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gyongyhalasz.md" xlink:type="simple">Gyöngyhalász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oteltanc.md" xlink:type="simple">Kötéltánc</text:a> ⭕</text:p>
          </table:table-cell>
          <table:table-cell table:number-columns-repeated="16383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pok.md" xlink:type="simple">Pók</text:a> 🔺</text:p>
          </table:table-cell>
          <table:table-cell table:style-name="ce1490"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uhano_arnyek.md" xlink:type="simple">Suhanó árnyék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jrol_olvasas.md" xlink:type="simple">Szájról olvasás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villamgyors.kereses.md" xlink:type="simple">Villámgyors keresés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zartoro.md" xlink:type="simple">Zártörő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pan text:style-name="T39">➖➖➖</text:span><text:span text:style-name="T40"> Tudományos </text:span><text:span text:style-name="T40">➖➖➖</text:span></text:p>
          </table:table-cell>
          <table:table-cell table:number-columns-repeated="16383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table:style-name="ce1490"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pan text:style-name="T39">➖➖➖</text:span><text:span text:style-name="T40"> Szociális </text:span><text:span text:style-name="T40">➖➖➖</text:span></text:p>
          </table:table-cell>
          <table:table-cell table:number-columns-repeated="16383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490"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idegver.md" xlink:type="simple">Hidegvér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tiszta_fej.md" xlink:type="simple">Tiszta fej</text:a> 🔺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7"/>
          <table:table-cell table:number-columns-repeated="1638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table:table-column table:style-name="co82" table:default-cell-style-name="ce633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2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674" office:value-type="string" calcext:value-type="string">
            <text:p>Creative Commons License</text:p>
          </table:table-cell>
        </table:table-row>
        <table:table-row table:style-name="ro33">
          <table:table-cell office:value-type="string" calcext:value-type="string">
            <text:p><text:span text:style-name="T41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fortelyok_altalanos" table:target-range-address="Fortélyok.A2:Fortélyok.A44" table:on-update-keep-styles="true" table:on-update-keep-size="false"/>
        <table:database-range table:name="fortelyok_altalanos_full" table:target-range-address="Fortélyok.A3:Fortélyok.B44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1:48:26.57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8T12:37:05.267000000</dc:date>
    <meta:editing-cycles>342</meta:editing-cycles>
    <meta:editing-duration>P1DT15H50M42S</meta:editing-duration>
    <meta:document-statistic meta:table-count="11" meta:cell-count="2744" meta:object-count="0"/>
    <meta:user-defined meta:name="Info 1"/>
    <meta:user-defined meta:name="Info 2"/>
    <meta:user-defined meta:name="Info 3"/>
    <meta:user-defined meta:name="Info 4"/>
  </office:meta>
</office:document-meta>
</file>